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7cm" style:rel-column-width="65535*"/>
    </style:style>
    <style:style style:name="Tabela78.A1" style:family="table-cell">
      <style:table-cell-properties fo:padding="0.097cm" fo:border="0.05pt solid #000000"/>
    </style:style>
    <style:style style:name="Tabela7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9" style:family="table">
      <style:table-properties style:width="16.806cm" table:align="margins"/>
    </style:style>
    <style:style style:name="Tabela79.A" style:family="table-column">
      <style:table-column-properties style:column-width="8.403cm" style:rel-column-width="32767*"/>
    </style:style>
    <style:style style:name="Tabela79.B" style:family="table-column">
      <style:table-column-properties style:column-width="8.403cm" style:rel-column-width="32768*"/>
    </style:style>
    <style:style style:name="Tabela7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9.B1" style:family="table-cell">
      <style:table-cell-properties fo:padding="0.097cm" fo:border="0.05pt solid #000000"/>
    </style:style>
    <style:style style:name="Tabela83" style:family="table">
      <style:table-properties style:width="16.806cm" table:align="margins"/>
    </style:style>
    <style:style style:name="Tabela83.A" style:family="table-column">
      <style:table-column-properties style:column-width="6.398cm" style:rel-column-width="24947*"/>
    </style:style>
    <style:style style:name="Tabela83.B" style:family="table-column">
      <style:table-column-properties style:column-width="10.409cm" style:rel-column-width="40588*"/>
    </style:style>
    <style:style style:name="Tabela8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3.B1" style:family="table-cell">
      <style:table-cell-properties fo:padding="0.097cm" fo:border="0.05pt solid #000000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7cm" style:rel-column-width="65535*"/>
    </style:style>
    <style:style style:name="Tabela80.A1" style:family="table-cell">
      <style:table-cell-properties fo:padding="0.097cm" fo:border="0.05pt solid #000000"/>
    </style:style>
    <style:style style:name="Tabela8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1" style:family="table">
      <style:table-properties style:width="16.806cm" table:align="margins"/>
    </style:style>
    <style:style style:name="Tabela81.A" style:family="table-column">
      <style:table-column-properties style:column-width="8.403cm" style:rel-column-width="32767*"/>
    </style:style>
    <style:style style:name="Tabela81.B" style:family="table-column">
      <style:table-column-properties style:column-width="8.403cm" style:rel-column-width="32768*"/>
    </style:style>
    <style:style style:name="Tabela8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1.B1" style:family="table-cell">
      <style:table-cell-properties fo:padding="0.097cm" fo:border="0.05pt solid #000000"/>
    </style:style>
    <style:style style:name="Tabela82" style:family="table">
      <style:table-properties style:width="16.806cm" table:align="margins"/>
    </style:style>
    <style:style style:name="Tabela82.A" style:family="table-column">
      <style:table-column-properties style:column-width="6.398cm" style:rel-column-width="24947*"/>
    </style:style>
    <style:style style:name="Tabela82.B" style:family="table-column">
      <style:table-column-properties style:column-width="10.409cm" style:rel-column-width="40588*"/>
    </style:style>
    <style:style style:name="Tabela8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2.B1" style:family="table-cell">
      <style:table-cell-properties fo:padding="0.097cm" fo:border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2" style:family="table-row">
      <style:table-row-properties style:min-row-height="0.93cm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06cm" table:align="margins"/>
    </style:style>
    <style:style style:name="Tabela4.A" style:family="table-column">
      <style:table-column-properties style:column-width="8.403cm" style:rel-column-width="32767*"/>
    </style:style>
    <style:style style:name="Tabela4.B" style:family="table-column">
      <style:table-column-properties style:column-width="8.403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06cm" table:align="margins"/>
    </style:style>
    <style:style style:name="Tabela2.A" style:family="table-column">
      <style:table-column-properties style:column-width="8.403cm" style:rel-column-width="32767*"/>
    </style:style>
    <style:style style:name="Tabela2.B" style:family="table-column">
      <style:table-column-properties style:column-width="8.403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5" style:family="table">
      <style:table-properties style:width="16.806cm" table:align="margins"/>
    </style:style>
    <style:style style:name="Tabela5.A" style:family="table-column">
      <style:table-column-properties style:column-width="6.398cm" style:rel-column-width="24947*"/>
    </style:style>
    <style:style style:name="Tabela5.B" style:family="table-column">
      <style:table-column-properties style:column-width="10.409cm" style:rel-column-width="4058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06cm" table:align="margins"/>
    </style:style>
    <style:style style:name="Tabela7.A" style:family="table-column">
      <style:table-column-properties style:column-width="8.403cm" style:rel-column-width="32767*"/>
    </style:style>
    <style:style style:name="Tabela7.B" style:family="table-column">
      <style:table-column-properties style:column-width="8.403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8" style:family="table">
      <style:table-properties style:width="16.806cm" table:align="margins"/>
    </style:style>
    <style:style style:name="Tabela8.A" style:family="table-column">
      <style:table-column-properties style:column-width="7.505cm" style:rel-column-width="29266*"/>
    </style:style>
    <style:style style:name="Tabela8.B" style:family="table-column">
      <style:table-column-properties style:column-width="9.301cm" style:rel-column-width="36269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6.806cm" table:align="margins"/>
    </style:style>
    <style:style style:name="Tabela10.A" style:family="table-column">
      <style:table-column-properties style:column-width="8.403cm" style:rel-column-width="32767*"/>
    </style:style>
    <style:style style:name="Tabela10.B" style:family="table-column">
      <style:table-column-properties style:column-width="8.403cm" style:rel-column-width="32768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6.806cm" table:align="margins"/>
    </style:style>
    <style:style style:name="Tabela12.A" style:family="table-column">
      <style:table-column-properties style:column-width="8.403cm" style:rel-column-width="32767*"/>
    </style:style>
    <style:style style:name="Tabela12.B" style:family="table-column">
      <style:table-column-properties style:column-width="8.403cm" style:rel-column-width="3276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3" style:family="table">
      <style:table-properties style:width="17cm" table:align="margins" style:writing-mode="lr-tb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6.806cm" table:align="margins"/>
    </style:style>
    <style:style style:name="Tabela14.A" style:family="table-column">
      <style:table-column-properties style:column-width="8.403cm" style:rel-column-width="32767*"/>
    </style:style>
    <style:style style:name="Tabela14.B" style:family="table-column">
      <style:table-column-properties style:column-width="8.403cm" style:rel-column-width="32768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5" style:family="table">
      <style:table-properties style:width="16.806cm" table:align="margins"/>
    </style:style>
    <style:style style:name="Tabela15.A" style:family="table-column">
      <style:table-column-properties style:column-width="8.403cm" style:rel-column-width="32767*"/>
    </style:style>
    <style:style style:name="Tabela15.B" style:family="table-column">
      <style:table-column-properties style:column-width="8.403cm" style:rel-column-width="32768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6.806cm" table:align="margins"/>
    </style:style>
    <style:style style:name="Tabela17.A" style:family="table-column">
      <style:table-column-properties style:column-width="8.403cm" style:rel-column-width="32767*"/>
    </style:style>
    <style:style style:name="Tabela17.B" style:family="table-column">
      <style:table-column-properties style:column-width="8.403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8" style:family="table">
      <style:table-properties style:width="16.806cm" table:align="margins"/>
    </style:style>
    <style:style style:name="Tabela18.A" style:family="table-column">
      <style:table-column-properties style:column-width="8.403cm" style:rel-column-width="32767*"/>
    </style:style>
    <style:style style:name="Tabela18.B" style:family="table-column">
      <style:table-column-properties style:column-width="8.403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19" style:family="table">
      <style:table-properties style:width="17cm" table:align="margins" style:writing-mode="lr-tb"/>
    </style:style>
    <style:style style:name="Tabela19.A" style:family="table-column">
      <style:table-column-properties style:column-width="17cm" style:rel-column-width="65535*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6.806cm" table:align="margins"/>
    </style:style>
    <style:style style:name="Tabela20.A" style:family="table-column">
      <style:table-column-properties style:column-width="8.403cm" style:rel-column-width="32767*"/>
    </style:style>
    <style:style style:name="Tabela20.B" style:family="table-column">
      <style:table-column-properties style:column-width="8.403cm" style:rel-column-width="32768*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1" style:family="table">
      <style:table-properties style:width="16.806cm" table:align="margins"/>
    </style:style>
    <style:style style:name="Tabela21.A" style:family="table-column">
      <style:table-column-properties style:column-width="8.403cm" style:rel-column-width="32767*"/>
    </style:style>
    <style:style style:name="Tabela21.B" style:family="table-column">
      <style:table-column-properties style:column-width="8.403cm" style:rel-column-width="32768*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7cm" style:rel-column-width="65535*"/>
    </style:style>
    <style:style style:name="Tabela76.A1" style:family="table-cell">
      <style:table-cell-properties fo:padding="0.097cm" fo:border="0.05pt solid #000000"/>
    </style:style>
    <style:style style:name="Tabela7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7" style:family="table">
      <style:table-properties style:width="16.806cm" table:align="margins"/>
    </style:style>
    <style:style style:name="Tabela77.A" style:family="table-column">
      <style:table-column-properties style:column-width="8.403cm" style:rel-column-width="32767*"/>
    </style:style>
    <style:style style:name="Tabela77.B" style:family="table-column">
      <style:table-column-properties style:column-width="8.403cm" style:rel-column-width="32768*"/>
    </style:style>
    <style:style style:name="Tabela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7.B1" style:family="table-cell">
      <style:table-cell-properties fo:padding="0.097cm" fo:border="0.05pt solid #000000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7cm" style:rel-column-width="65535*"/>
    </style:style>
    <style:style style:name="Tabela22.A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6.806cm" table:align="margins"/>
    </style:style>
    <style:style style:name="Tabela23.A" style:family="table-column">
      <style:table-column-properties style:column-width="8.403cm" style:rel-column-width="32767*"/>
    </style:style>
    <style:style style:name="Tabela23.B" style:family="table-column">
      <style:table-column-properties style:column-width="8.403cm" style:rel-column-width="32768*"/>
    </style:style>
    <style:style style:name="Tabe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3.B1" style:family="table-cell">
      <style:table-cell-properties fo:padding="0.097cm" fo:border="0.05pt solid #000000"/>
    </style:style>
    <style:style style:name="Tabela24" style:family="table">
      <style:table-properties style:width="17cm" table:align="margins" style:writing-mode="lr-tb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.3" style:family="table-row">
      <style:table-row-properties style:min-row-height="0.744cm"/>
    </style:style>
    <style:style style:name="Tabela25" style:family="table">
      <style:table-properties style:width="16.806cm" table:align="margins"/>
    </style:style>
    <style:style style:name="Tabela25.A" style:family="table-column">
      <style:table-column-properties style:column-width="8.403cm" style:rel-column-width="32767*"/>
    </style:style>
    <style:style style:name="Tabela25.B" style:family="table-column">
      <style:table-column-properties style:column-width="8.403cm" style:rel-column-width="32768*"/>
    </style:style>
    <style:style style:name="Tabe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B1" style:family="table-cell">
      <style:table-cell-properties fo:padding="0.097cm" fo:border="0.05pt solid #000000"/>
    </style:style>
    <style:style style:name="Tabela26" style:family="table">
      <style:table-properties style:width="16.806cm" table:align="margins"/>
    </style:style>
    <style:style style:name="Tabela26.A" style:family="table-column">
      <style:table-column-properties style:column-width="8.403cm" style:rel-column-width="32767*"/>
    </style:style>
    <style:style style:name="Tabela26.B" style:family="table-column">
      <style:table-column-properties style:column-width="8.403cm" style:rel-column-width="32768*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7cm" style:rel-column-width="65535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6.806cm" table:align="margins"/>
    </style:style>
    <style:style style:name="Tabela28.A" style:family="table-column">
      <style:table-column-properties style:column-width="8.403cm" style:rel-column-width="32767*"/>
    </style:style>
    <style:style style:name="Tabela28.B" style:family="table-column">
      <style:table-column-properties style:column-width="8.403cm" style:rel-column-width="32768*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9" style:family="table">
      <style:table-properties style:width="16.806cm" table:align="margins"/>
    </style:style>
    <style:style style:name="Tabela29.A" style:family="table-column">
      <style:table-column-properties style:column-width="8.403cm" style:rel-column-width="32767*"/>
    </style:style>
    <style:style style:name="Tabela29.B" style:family="table-column">
      <style:table-column-properties style:column-width="8.403cm" style:rel-column-width="32768*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30" style:family="table">
      <style:table-properties style:width="17cm" table:align="margins" style:writing-mode="lr-tb"/>
    </style:style>
    <style:style style:name="Tabela30.A" style:family="table-column">
      <style:table-column-properties style:column-width="17cm" style:rel-column-width="65535*"/>
    </style:style>
    <style:style style:name="Tabela30.A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6.806cm" table:align="margins"/>
    </style:style>
    <style:style style:name="Tabela31.A" style:family="table-column">
      <style:table-column-properties style:column-width="8.403cm" style:rel-column-width="32767*"/>
    </style:style>
    <style:style style:name="Tabela31.B" style:family="table-column">
      <style:table-column-properties style:column-width="8.403cm" style:rel-column-width="32768*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2" style:family="table">
      <style:table-properties style:width="16.806cm" table:align="margins"/>
    </style:style>
    <style:style style:name="Tabela32.A" style:family="table-column">
      <style:table-column-properties style:column-width="8.403cm" style:rel-column-width="32767*"/>
    </style:style>
    <style:style style:name="Tabela32.B" style:family="table-column">
      <style:table-column-properties style:column-width="8.403cm" style:rel-column-width="32768*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3" style:family="table">
      <style:table-properties style:width="17cm" table:align="margins" style:writing-mode="lr-tb"/>
    </style:style>
    <style:style style:name="Tabela33.A" style:family="table-column">
      <style:table-column-properties style:column-width="17cm" style:rel-column-width="65535*"/>
    </style:style>
    <style:style style:name="Tabela33.A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6.806cm" table:align="margins"/>
    </style:style>
    <style:style style:name="Tabela34.A" style:family="table-column">
      <style:table-column-properties style:column-width="8.403cm" style:rel-column-width="32767*"/>
    </style:style>
    <style:style style:name="Tabela34.B" style:family="table-column">
      <style:table-column-properties style:column-width="8.403cm" style:rel-column-width="32768*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5" style:family="table">
      <style:table-properties style:width="16.806cm" table:align="margins"/>
    </style:style>
    <style:style style:name="Tabela35.A" style:family="table-column">
      <style:table-column-properties style:column-width="5.988cm" style:rel-column-width="23351*"/>
    </style:style>
    <style:style style:name="Tabela35.B" style:family="table-column">
      <style:table-column-properties style:column-width="10.818cm" style:rel-column-width="42184*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36" style:family="table">
      <style:table-properties style:width="17cm" table:align="margins" style:writing-mode="lr-tb"/>
    </style:style>
    <style:style style:name="Tabela36.A" style:family="table-column">
      <style:table-column-properties style:column-width="17cm" style:rel-column-width="65535*"/>
    </style:style>
    <style:style style:name="Tabela36.A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6.806cm" table:align="margins"/>
    </style:style>
    <style:style style:name="Tabela37.A" style:family="table-column">
      <style:table-column-properties style:column-width="8.403cm" style:rel-column-width="32767*"/>
    </style:style>
    <style:style style:name="Tabela37.B" style:family="table-column">
      <style:table-column-properties style:column-width="8.403cm" style:rel-column-width="32768*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Tabela38" style:family="table">
      <style:table-properties style:width="17cm" table:align="margins" style:writing-mode="lr-tb"/>
    </style:style>
    <style:style style:name="Tabela38.A" style:family="table-column">
      <style:table-column-properties style:column-width="17cm" style:rel-column-width="65535*"/>
    </style:style>
    <style:style style:name="Tabela38.A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6.806cm" table:align="margins"/>
    </style:style>
    <style:style style:name="Tabela39.A" style:family="table-column">
      <style:table-column-properties style:column-width="8.403cm" style:rel-column-width="32767*"/>
    </style:style>
    <style:style style:name="Tabela39.B" style:family="table-column">
      <style:table-column-properties style:column-width="8.403cm" style:rel-column-width="32768*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40" style:family="table">
      <style:table-properties style:width="16.806cm" table:align="margins"/>
    </style:style>
    <style:style style:name="Tabela40.A" style:family="table-column">
      <style:table-column-properties style:column-width="6.495cm" style:rel-column-width="25325*"/>
    </style:style>
    <style:style style:name="Tabela40.B" style:family="table-column">
      <style:table-column-properties style:column-width="10.312cm" style:rel-column-width="40210*"/>
    </style:style>
    <style:style style:name="Tabe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0.B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none" fo:border-top="none" fo:border-bottom="0.05pt solid #000000"/>
    </style:style>
    <style:style style:name="Tabe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cm" table:align="margins" style:writing-mode="lr-tb"/>
    </style:style>
    <style:style style:name="Tabela41.A" style:family="table-column">
      <style:table-column-properties style:column-width="17cm" style:rel-column-width="65535*"/>
    </style:style>
    <style:style style:name="Tabela41.A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6.806cm" table:align="margins"/>
    </style:style>
    <style:style style:name="Tabela42.A" style:family="table-column">
      <style:table-column-properties style:column-width="8.403cm" style:rel-column-width="32767*"/>
    </style:style>
    <style:style style:name="Tabela42.B" style:family="table-column">
      <style:table-column-properties style:column-width="8.403cm" style:rel-column-width="32768*"/>
    </style:style>
    <style:style style:name="Tabe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2.B1" style:family="table-cell">
      <style:table-cell-properties fo:padding="0.097cm" fo:border="0.05pt solid #000000"/>
    </style:style>
    <style:style style:name="Tabela43" style:family="table">
      <style:table-properties style:width="16.806cm" table:align="margins"/>
    </style:style>
    <style:style style:name="Tabela43.A" style:family="table-column">
      <style:table-column-properties style:column-width="1.707cm" style:rel-column-width="6658*"/>
    </style:style>
    <style:style style:name="Tabela43.B" style:family="table-column">
      <style:table-column-properties style:column-width="15.099cm" style:rel-column-width="58877*"/>
    </style:style>
    <style:style style:name="Tabe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3.B1" style:family="table-cell">
      <style:table-cell-properties fo:padding="0.097cm" fo:border="0.05pt solid #000000"/>
    </style:style>
    <style:style style:name="Tabela44" style:family="table">
      <style:table-properties style:width="17cm" table:align="margins" style:writing-mode="lr-tb"/>
    </style:style>
    <style:style style:name="Tabela44.A" style:family="table-column">
      <style:table-column-properties style:column-width="17cm" style:rel-column-width="65535*"/>
    </style:style>
    <style:style style:name="Tabela44.A1" style:family="table-cell">
      <style:table-cell-properties fo:padding="0.097cm" fo:border="0.05pt solid #000000"/>
    </style:style>
    <style:style style:name="Tabela4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5" style:family="table">
      <style:table-properties style:width="16.806cm" table:align="margins"/>
    </style:style>
    <style:style style:name="Tabela45.A" style:family="table-column">
      <style:table-column-properties style:column-width="8.403cm" style:rel-column-width="32767*"/>
    </style:style>
    <style:style style:name="Tabela45.B" style:family="table-column">
      <style:table-column-properties style:column-width="8.403cm" style:rel-column-width="32768*"/>
    </style:style>
    <style:style style:name="Tabe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5.B1" style:family="table-cell">
      <style:table-cell-properties fo:padding="0.097cm" fo:border="0.05pt solid #000000"/>
    </style:style>
    <style:style style:name="Tabela46" style:family="table">
      <style:table-properties style:width="17cm" table:align="margins" style:writing-mode="lr-tb"/>
    </style:style>
    <style:style style:name="Tabela46.A" style:family="table-column">
      <style:table-column-properties style:column-width="17cm" style:rel-column-width="65535*"/>
    </style:style>
    <style:style style:name="Tabela46.A1" style:family="table-cell">
      <style:table-cell-properties fo:padding="0.097cm" fo:border="0.05pt solid #000000"/>
    </style:style>
    <style:style style:name="Tabela4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7" style:family="table">
      <style:table-properties style:width="16.806cm" table:align="margins"/>
    </style:style>
    <style:style style:name="Tabela47.A" style:family="table-column">
      <style:table-column-properties style:column-width="8.403cm" style:rel-column-width="32767*"/>
    </style:style>
    <style:style style:name="Tabela47.B" style:family="table-column">
      <style:table-column-properties style:column-width="8.403cm" style:rel-column-width="32768*"/>
    </style:style>
    <style:style style:name="Tabe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7.B1" style:family="table-cell">
      <style:table-cell-properties fo:padding="0.097cm" fo:border="0.05pt solid #000000"/>
    </style:style>
    <style:style style:name="Tabela48" style:family="table">
      <style:table-properties style:width="16.806cm" table:align="margins"/>
    </style:style>
    <style:style style:name="Tabela48.A" style:family="table-column">
      <style:table-column-properties style:column-width="8.403cm" style:rel-column-width="32767*"/>
    </style:style>
    <style:style style:name="Tabela48.B" style:family="table-column">
      <style:table-column-properties style:column-width="8.403cm" style:rel-column-width="32768*"/>
    </style:style>
    <style:style style:name="Tabe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8.B1" style:family="table-cell">
      <style:table-cell-properties fo:padding="0.097cm" fo:border="0.05pt solid #000000"/>
    </style:style>
    <style:style style:name="Tabela49" style:family="table">
      <style:table-properties style:width="17cm" table:align="margins" style:writing-mode="lr-tb"/>
    </style:style>
    <style:style style:name="Tabela49.A" style:family="table-column">
      <style:table-column-properties style:column-width="17cm" style:rel-column-width="65535*"/>
    </style:style>
    <style:style style:name="Tabela49.A1" style:family="table-cell">
      <style:table-cell-properties fo:padding="0.097cm" fo:border="0.05pt solid #000000"/>
    </style:style>
    <style:style style:name="Tabe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0" style:family="table">
      <style:table-properties style:width="16.806cm" table:align="margins"/>
    </style:style>
    <style:style style:name="Tabela50.A" style:family="table-column">
      <style:table-column-properties style:column-width="8.403cm" style:rel-column-width="32767*"/>
    </style:style>
    <style:style style:name="Tabela50.B" style:family="table-column">
      <style:table-column-properties style:column-width="8.403cm" style:rel-column-width="32768*"/>
    </style:style>
    <style:style style:name="Tabe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0.B1" style:family="table-cell">
      <style:table-cell-properties fo:padding="0.097cm" fo:border="0.05pt solid #000000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7cm" style:rel-column-width="65535*"/>
    </style:style>
    <style:style style:name="Tabela51.A1" style:family="table-cell">
      <style:table-cell-properties fo:padding="0.097cm" fo:border="0.05pt solid #000000"/>
    </style:style>
    <style:style style:name="Tabela5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2" style:family="table">
      <style:table-properties style:width="16.806cm" table:align="margins"/>
    </style:style>
    <style:style style:name="Tabela52.A" style:family="table-column">
      <style:table-column-properties style:column-width="8.403cm" style:rel-column-width="32767*"/>
    </style:style>
    <style:style style:name="Tabela52.B" style:family="table-column">
      <style:table-column-properties style:column-width="8.403cm" style:rel-column-width="32768*"/>
    </style:style>
    <style:style style:name="Tabe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2.B1" style:family="table-cell">
      <style:table-cell-properties fo:padding="0.097cm" fo:border="0.05pt solid #000000"/>
    </style:style>
    <style:style style:name="Tabela73" style:family="table">
      <style:table-properties style:width="17cm" table:align="margins" style:writing-mode="lr-tb"/>
    </style:style>
    <style:style style:name="Tabela73.A" style:family="table-column">
      <style:table-column-properties style:column-width="17cm" style:rel-column-width="65535*"/>
    </style:style>
    <style:style style:name="Tabela73.A1" style:family="table-cell">
      <style:table-cell-properties fo:padding="0.097cm" fo:border="0.05pt solid #000000"/>
    </style:style>
    <style:style style:name="Tabela7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4" style:family="table">
      <style:table-properties style:width="16.806cm" table:align="margins"/>
    </style:style>
    <style:style style:name="Tabela74.A" style:family="table-column">
      <style:table-column-properties style:column-width="8.403cm" style:rel-column-width="32767*"/>
    </style:style>
    <style:style style:name="Tabela74.B" style:family="table-column">
      <style:table-column-properties style:column-width="8.403cm" style:rel-column-width="32768*"/>
    </style:style>
    <style:style style:name="Tabela7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4.B1" style:family="table-cell">
      <style:table-cell-properties fo:padding="0.097cm" fo:border="0.05pt solid #000000"/>
    </style:style>
    <style:style style:name="Tabela75" style:family="table">
      <style:table-properties style:width="16.806cm" table:align="margins"/>
    </style:style>
    <style:style style:name="Tabela75.A" style:family="table-column">
      <style:table-column-properties style:column-width="8.403cm" style:rel-column-width="32767*"/>
    </style:style>
    <style:style style:name="Tabela75.B" style:family="table-column">
      <style:table-column-properties style:column-width="8.403cm" style:rel-column-width="32768*"/>
    </style:style>
    <style:style style:name="Tabela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5.B1" style:family="table-cell">
      <style:table-cell-properties fo:padding="0.097cm" fo:border="0.05pt solid #000000"/>
    </style:style>
    <style:style style:name="Tabela53" style:family="table">
      <style:table-properties style:width="17cm" table:align="margins" style:writing-mode="lr-tb"/>
    </style:style>
    <style:style style:name="Tabela53.A" style:family="table-column">
      <style:table-column-properties style:column-width="17cm" style:rel-column-width="65535*"/>
    </style:style>
    <style:style style:name="Tabela53.A1" style:family="table-cell">
      <style:table-cell-properties fo:padding="0.097cm" fo:border="0.05pt solid #000000"/>
    </style:style>
    <style:style style:name="Tabela5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4" style:family="table">
      <style:table-properties style:width="16.806cm" table:align="margins"/>
    </style:style>
    <style:style style:name="Tabela54.A" style:family="table-column">
      <style:table-column-properties style:column-width="8.403cm" style:rel-column-width="32767*"/>
    </style:style>
    <style:style style:name="Tabela54.B" style:family="table-column">
      <style:table-column-properties style:column-width="8.403cm" style:rel-column-width="32768*"/>
    </style:style>
    <style:style style:name="Tabe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4.B1" style:family="table-cell">
      <style:table-cell-properties fo:padding="0.097cm" fo:border="0.05pt solid #000000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7cm" style:rel-column-width="65535*"/>
    </style:style>
    <style:style style:name="Tabela55.A1" style:family="table-cell">
      <style:table-cell-properties fo:padding="0.097cm" fo:border="0.05pt solid #000000"/>
    </style:style>
    <style:style style:name="Tabela5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6" style:family="table">
      <style:table-properties style:width="16.806cm" table:align="margins"/>
    </style:style>
    <style:style style:name="Tabela56.A" style:family="table-column">
      <style:table-column-properties style:column-width="8.403cm" style:rel-column-width="32767*"/>
    </style:style>
    <style:style style:name="Tabela56.B" style:family="table-column">
      <style:table-column-properties style:column-width="8.403cm" style:rel-column-width="32768*"/>
    </style:style>
    <style:style style:name="Tabe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6.B1" style:family="table-cell">
      <style:table-cell-properties fo:padding="0.097cm" fo:border="0.05pt solid #000000"/>
    </style:style>
    <style:style style:name="Tabela57" style:family="table">
      <style:table-properties style:width="17cm" table:align="margins" style:writing-mode="lr-tb"/>
    </style:style>
    <style:style style:name="Tabela57.A" style:family="table-column">
      <style:table-column-properties style:column-width="17cm" style:rel-column-width="65535*"/>
    </style:style>
    <style:style style:name="Tabela57.A1" style:family="table-cell">
      <style:table-cell-properties fo:padding="0.097cm" fo:border="0.05pt solid #000000"/>
    </style:style>
    <style:style style:name="Tabela5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8" style:family="table">
      <style:table-properties style:width="16.806cm" table:align="margins"/>
    </style:style>
    <style:style style:name="Tabela58.A" style:family="table-column">
      <style:table-column-properties style:column-width="8.403cm" style:rel-column-width="32767*"/>
    </style:style>
    <style:style style:name="Tabela58.B" style:family="table-column">
      <style:table-column-properties style:column-width="8.403cm" style:rel-column-width="32768*"/>
    </style:style>
    <style:style style:name="Tabe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8.B1" style:family="table-cell">
      <style:table-cell-properties fo:padding="0.097cm" fo:border="0.05pt solid #000000"/>
    </style:style>
    <style:style style:name="Tabela59" style:family="table">
      <style:table-properties style:width="16.806cm" table:align="margins"/>
    </style:style>
    <style:style style:name="Tabela59.A" style:family="table-column">
      <style:table-column-properties style:column-width="4.189cm" style:rel-column-width="16335*"/>
    </style:style>
    <style:style style:name="Tabela59.B" style:family="table-column">
      <style:table-column-properties style:column-width="12.617cm" style:rel-column-width="49200*"/>
    </style:style>
    <style:style style:name="Tabe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9.B1" style:family="table-cell">
      <style:table-cell-properties fo:padding="0.097cm" fo:border="0.05pt solid #000000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7cm" style:rel-column-width="65535*"/>
    </style:style>
    <style:style style:name="Tabela60.A1" style:family="table-cell">
      <style:table-cell-properties fo:padding="0.097cm" fo:border="0.05pt solid #000000"/>
    </style:style>
    <style:style style:name="Tabela6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1" style:family="table">
      <style:table-properties style:width="16.806cm" table:align="margins"/>
    </style:style>
    <style:style style:name="Tabela61.A" style:family="table-column">
      <style:table-column-properties style:column-width="8.403cm" style:rel-column-width="32767*"/>
    </style:style>
    <style:style style:name="Tabela61.B" style:family="table-column">
      <style:table-column-properties style:column-width="8.403cm" style:rel-column-width="32768*"/>
    </style:style>
    <style:style style:name="Tabe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1.B1" style:family="table-cell">
      <style:table-cell-properties fo:padding="0.097cm" fo:border="0.05pt solid #000000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7cm" style:rel-column-width="65535*"/>
    </style:style>
    <style:style style:name="Tabela62.A1" style:family="table-cell">
      <style:table-cell-properties fo:padding="0.097cm" fo:border="0.05pt solid #000000"/>
    </style:style>
    <style:style style:name="Tabela6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3" style:family="table">
      <style:table-properties style:width="16.806cm" table:align="margins"/>
    </style:style>
    <style:style style:name="Tabela63.A" style:family="table-column">
      <style:table-column-properties style:column-width="8.403cm" style:rel-column-width="32767*"/>
    </style:style>
    <style:style style:name="Tabela63.B" style:family="table-column">
      <style:table-column-properties style:column-width="8.403cm" style:rel-column-width="32768*"/>
    </style:style>
    <style:style style:name="Tabela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3.B1" style:family="table-cell">
      <style:table-cell-properties fo:padding="0.097cm" fo:border="0.05pt solid #000000"/>
    </style:style>
    <style:style style:name="Tabela64" style:family="table">
      <style:table-properties style:width="17cm" table:align="margins" style:writing-mode="lr-tb"/>
    </style:style>
    <style:style style:name="Tabela64.A" style:family="table-column">
      <style:table-column-properties style:column-width="17cm" style:rel-column-width="65535*"/>
    </style:style>
    <style:style style:name="Tabela64.A1" style:family="table-cell">
      <style:table-cell-properties fo:padding="0.097cm" fo:border="0.05pt solid #000000"/>
    </style:style>
    <style:style style:name="Tabela6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5" style:family="table">
      <style:table-properties style:width="16.806cm" table:align="margins"/>
    </style:style>
    <style:style style:name="Tabela65.A" style:family="table-column">
      <style:table-column-properties style:column-width="8.403cm" style:rel-column-width="32767*"/>
    </style:style>
    <style:style style:name="Tabela65.B" style:family="table-column">
      <style:table-column-properties style:column-width="8.403cm" style:rel-column-width="32768*"/>
    </style:style>
    <style:style style:name="Tabe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5.B1" style:family="table-cell">
      <style:table-cell-properties fo:padding="0.097cm" fo:border="0.05pt solid #000000"/>
    </style:style>
    <style:style style:name="Tabela66" style:family="table">
      <style:table-properties style:width="16.806cm" table:align="margins"/>
    </style:style>
    <style:style style:name="Tabela66.A" style:family="table-column">
      <style:table-column-properties style:column-width="8.403cm" style:rel-column-width="32767*"/>
    </style:style>
    <style:style style:name="Tabela66.B" style:family="table-column">
      <style:table-column-properties style:column-width="8.403cm" style:rel-column-width="32768*"/>
    </style:style>
    <style:style style:name="Tabe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6.B1" style:family="table-cell">
      <style:table-cell-properties fo:padding="0.097cm" fo:border="0.05pt solid #000000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7cm" style:rel-column-width="65535*"/>
    </style:style>
    <style:style style:name="Tabela67.A1" style:family="table-cell">
      <style:table-cell-properties fo:padding="0.097cm" fo:border="0.05pt solid #000000"/>
    </style:style>
    <style:style style:name="Tabela6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8" style:family="table">
      <style:table-properties style:width="16.806cm" table:align="margins"/>
    </style:style>
    <style:style style:name="Tabela68.A" style:family="table-column">
      <style:table-column-properties style:column-width="8.403cm" style:rel-column-width="32767*"/>
    </style:style>
    <style:style style:name="Tabela68.B" style:family="table-column">
      <style:table-column-properties style:column-width="8.403cm" style:rel-column-width="32768*"/>
    </style:style>
    <style:style style:name="Tabe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8.B1" style:family="table-cell">
      <style:table-cell-properties fo:padding="0.097cm" fo:border="0.05pt solid #000000"/>
    </style:style>
    <style:style style:name="Tabela69" style:family="table">
      <style:table-properties style:width="16.806cm" table:align="margins"/>
    </style:style>
    <style:style style:name="Tabela69.A" style:family="table-column">
      <style:table-column-properties style:column-width="8.403cm" style:rel-column-width="32767*"/>
    </style:style>
    <style:style style:name="Tabela69.B" style:family="table-column">
      <style:table-column-properties style:column-width="8.403cm" style:rel-column-width="32768*"/>
    </style:style>
    <style:style style:name="Tabe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9.B1" style:family="table-cell">
      <style:table-cell-properties fo:padding="0.097cm" fo:border="0.05pt solid #000000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7cm" style:rel-column-width="65535*"/>
    </style:style>
    <style:style style:name="Tabela70.A1" style:family="table-cell">
      <style:table-cell-properties fo:padding="0.097cm" fo:border="0.05pt solid #000000"/>
    </style:style>
    <style:style style:name="Tabela7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1" style:family="table">
      <style:table-properties style:width="16.806cm" table:align="margins"/>
    </style:style>
    <style:style style:name="Tabela71.A" style:family="table-column">
      <style:table-column-properties style:column-width="8.403cm" style:rel-column-width="32767*"/>
    </style:style>
    <style:style style:name="Tabela71.B" style:family="table-column">
      <style:table-column-properties style:column-width="8.403cm" style:rel-column-width="32768*"/>
    </style:style>
    <style:style style:name="Tabe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1.B1" style:family="table-cell">
      <style:table-cell-properties fo:padding="0.097cm" fo:border="0.05pt solid #000000"/>
    </style:style>
    <style:style style:name="Tabela72" style:family="table">
      <style:table-properties style:width="16.806cm" table:align="margins"/>
    </style:style>
    <style:style style:name="Tabela72.A" style:family="table-column">
      <style:table-column-properties style:column-width="8.403cm" style:rel-column-width="32767*"/>
    </style:style>
    <style:style style:name="Tabela72.B" style:family="table-column">
      <style:table-column-properties style:column-width="8.403cm" style:rel-column-width="32768*"/>
    </style:style>
    <style:style style:name="Tabe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2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968be"/>
    </style:style>
    <style:style style:name="P2" style:family="paragraph" style:parent-style-name="Standard">
      <style:text-properties fo:color="#ed1c24"/>
    </style:style>
    <style:style style:name="P3" style:family="paragraph" style:parent-style-name="Standard">
      <style:text-properties fo:color="#ed1c24" fo:font-weight="bold" style:font-weight-asian="bold" style:font-weight-complex="bold"/>
    </style:style>
    <style:style style:name="P4" style:family="paragraph" style:parent-style-name="Standard">
      <style:text-properties fo:color="#ed1c24" fo:font-weight="bold" officeooo:paragraph-rsid="00b6f67b" style:font-weight-asian="bold" style:font-weight-complex="bold"/>
    </style:style>
    <style:style style:name="P5" style:family="paragraph" style:parent-style-name="Standard">
      <style:text-properties fo:color="#ed1c24" style:font-name="Arial" fo:font-weight="bold" officeooo:rsid="0006e33c" officeooo:paragraph-rsid="000968be" style:font-weight-asian="bold" style:font-name-complex="Arial1" style:font-weight-complex="bold"/>
    </style:style>
    <style:style style:name="P6" style:family="paragraph" style:parent-style-name="Standard">
      <style:text-properties fo:color="#ed1c24" style:font-name="Arial" fo:font-weight="bold" officeooo:rsid="000968be" officeooo:paragraph-rsid="000968be" style:font-weight-asian="bold" style:font-name-complex="Arial1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paragraph-rsid="002f794f" style:font-name-asian="Noto Sans CJK SC" style:font-size-asian="12pt" style:font-name-complex="Lohit Devanagari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paragraph-rsid="0031e7a0" style:font-name-asian="Noto Sans CJK SC" style:font-size-asian="12pt" style:font-name-complex="Lohit Devanagari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paragraph-rsid="003830fb" style:font-name-asian="Noto Sans CJK SC" style:font-size-asian="12pt" style:font-name-complex="Lohit Devanagari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paragraph-rsid="003e1363" style:font-name-asian="Noto Sans CJK SC" style:font-size-asian="12pt" style:font-name-complex="Lohit Devanagari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paragraph-rsid="003e8b1f" style:font-name-asian="Noto Sans CJK SC" style:font-size-asian="12pt" style:font-name-complex="Lohit Devanagari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paragraph-rsid="0048829f" style:font-name-asian="Noto Sans CJK SC" style:font-size-asian="12pt" style:font-name-complex="Lohit Devanagari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paragraph-rsid="004a44f9" style:font-name-asian="Noto Sans CJK SC" style:font-size-asian="12pt" style:font-name-complex="Lohit Devanagari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paragraph-rsid="004fff9d" style:font-name-asian="Noto Sans CJK SC" style:font-size-asian="12pt" style:font-name-complex="Lohit Devanagari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paragraph-rsid="00597c6d" style:font-name-asian="Noto Sans CJK SC" style:font-size-asian="12pt" style:font-name-complex="Lohit Devanagari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paragraph-rsid="005d430c" style:font-name-asian="Noto Sans CJK SC" style:font-size-asian="12pt" style:font-name-complex="Lohit Devanagari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paragraph-rsid="00602147" style:font-name-asian="Noto Sans CJK SC" style:font-size-asian="12pt" style:font-name-complex="Lohit Devanagari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paragraph-rsid="0062b183" style:font-name-asian="Noto Sans CJK SC" style:font-size-asian="12pt" style:font-name-complex="Lohit Devanagari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paragraph-rsid="00640ac9" style:font-name-asian="Noto Sans CJK SC" style:font-size-asian="12pt" style:font-name-complex="Lohit Devanagari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paragraph-rsid="006943e9" style:font-name-asian="Noto Sans CJK SC" style:font-size-asian="12pt" style:font-name-complex="Lohit Devanagari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paragraph-rsid="006c8186" style:font-name-asian="Noto Sans CJK SC" style:font-size-asian="12pt" style:font-name-complex="Lohit Devanagari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paragraph-rsid="006e4a59" style:font-name-asian="Noto Sans CJK SC" style:font-size-asian="12pt" style:font-name-complex="Lohit Devanagari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paragraph-rsid="0073fd59" style:font-name-asian="Noto Sans CJK SC" style:font-size-asian="12pt" style:font-name-complex="Lohit Devanagari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officeooo:paragraph-rsid="00808732" style:font-name-asian="Noto Sans CJK SC" style:font-size-asian="12pt" style:font-name-complex="Lohit Devanagari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officeooo:paragraph-rsid="0080dc8a" style:font-name-asian="Noto Sans CJK SC" style:font-size-asian="12pt" style:font-name-complex="Lohit Devanagari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officeooo:paragraph-rsid="008ff4a5" style:font-name-asian="Noto Sans CJK SC" style:font-size-asian="12pt" style:font-name-complex="Lohit Devanagari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officeooo:paragraph-rsid="0092d0f5" style:font-name-asian="Noto Sans CJK SC" style:font-size-asian="12pt" style:font-name-complex="Lohit Devanagari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officeooo:paragraph-rsid="00a8e272" style:font-name-asian="Noto Sans CJK SC" style:font-size-asian="12pt" style:font-name-complex="Lohit Devanagari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officeooo:paragraph-rsid="00aabcd2" style:font-name-asian="Noto Sans CJK SC" style:font-size-asian="12pt" style:font-name-complex="Lohit Devanagari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officeooo:rsid="003830fb" officeooo:paragraph-rsid="003830fb" style:font-name-asian="Noto Sans CJK SC" style:font-size-asian="12pt" style:font-name-complex="Lohit Devanagari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2pt" officeooo:paragraph-rsid="004fff9d" style:font-name-asian="Noto Sans CJK SC" style:font-size-asian="12pt" style:font-name-complex="Lohit Devanagari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officeooo:rsid="008e80ad" officeooo:paragraph-rsid="008e80ad" style:font-name-asian="Noto Sans CJK SC" style:font-size-asian="12pt" style:font-name-complex="Lohit Devanagari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210829" style:font-name-asian="Noto Sans CJK SC" style:font-size-asian="12pt" style:font-weight-asian="bold" style:font-name-complex="Lohit Devanagari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2f794f" style:font-name-asian="Noto Sans CJK SC" style:font-size-asian="12pt" style:font-weight-asian="bold" style:font-name-complex="Lohit Devanagari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3830fb" style:font-name-asian="Noto Sans CJK SC" style:font-size-asian="12pt" style:font-weight-asian="bold" style:font-name-complex="Lohit Devanagari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46c9af" style:font-name-asian="Noto Sans CJK SC" style:font-size-asian="12pt" style:font-weight-asian="bold" style:font-name-complex="Lohit Devanagari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4e370b" style:font-name-asian="Noto Sans CJK SC" style:font-size-asian="12pt" style:font-weight-asian="bold" style:font-name-complex="Lohit Devanagari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5c31d1" style:font-name-asian="Noto Sans CJK SC" style:font-size-asian="12pt" style:font-weight-asian="bold" style:font-name-complex="Lohit Devanagari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6223f9" style:font-name-asian="Noto Sans CJK SC" style:font-size-asian="12pt" style:font-weight-asian="bold" style:font-name-complex="Lohit Devanagari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67f95e" style:font-name-asian="Noto Sans CJK SC" style:font-size-asian="12pt" style:font-weight-asian="bold" style:font-name-complex="Lohit Devanagari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6b8998" style:font-name-asian="Noto Sans CJK SC" style:font-size-asian="12pt" style:font-weight-asian="bold" style:font-name-complex="Lohit Devanagari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728173" style:font-name-asian="Noto Sans CJK SC" style:font-size-asian="12pt" style:font-weight-asian="bold" style:font-name-complex="Lohit Devanagari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8ddbfb" style:font-name-asian="Noto Sans CJK SC" style:font-size-asian="12pt" style:font-weight-asian="bold" style:font-name-complex="Lohit Devanagari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a7c893" style:font-name-asian="Noto Sans CJK SC" style:font-size-asian="12pt" style:font-weight-asian="bold" style:font-name-complex="Lohit Devanagari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c5edf1" style:font-name-asian="Noto Sans CJK SC" style:font-size-asian="12pt" style:font-weight-asian="bold" style:font-name-complex="Lohit Devanagari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597c6d" officeooo:paragraph-rsid="00597c6d" style:font-name-asian="Noto Sans CJK SC" style:font-size-asian="12pt" style:font-weight-asian="bold" style:font-name-complex="Lohit Devanagari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ec20" officeooo:paragraph-rsid="0022ec20" style:font-name-asian="Noto Sans CJK SC" style:font-size-asian="12pt" style:font-weight-asian="bold" style:font-name-complex="Lohit Devanagari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ec20" officeooo:paragraph-rsid="00ce7209" style:font-name-asian="Noto Sans CJK SC" style:font-size-asian="12pt" style:font-weight-asian="bold" style:font-name-complex="Lohit Devanagari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ec20" officeooo:paragraph-rsid="00d063fd" style:font-name-asian="Noto Sans CJK SC" style:font-size-asian="12pt" style:font-weight-asian="bold" style:font-name-complex="Lohit Devanagari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210829" style:font-name-asian="Noto Sans CJK SC" style:font-size-asian="12pt" style:font-weight-asian="normal" style:font-name-complex="Lohit Devanagari" style:font-size-complex="12pt" style:font-weight-complex="normal"/>
    </style:style>
    <style:style style:name="P51" style:family="paragraph" style:parent-style-name="Standard">
      <style:text-properties fo:font-weight="bold" officeooo:paragraph-rsid="0022ec20" style:font-weight-asian="bold" style:font-weight-complex="bold"/>
    </style:style>
    <style:style style:name="P52" style:family="paragraph" style:parent-style-name="Standard">
      <style:text-properties fo:font-weight="bold" officeooo:paragraph-rsid="0027658d" style:font-weight-asian="bold" style:font-weight-complex="bold"/>
    </style:style>
    <style:style style:name="P53" style:family="paragraph" style:parent-style-name="Standard">
      <style:text-properties fo:font-weight="bold" officeooo:paragraph-rsid="002d17ef" style:font-weight-asian="bold" style:font-weight-complex="bold"/>
    </style:style>
    <style:style style:name="P54" style:family="paragraph" style:parent-style-name="Standard">
      <style:text-properties fo:font-weight="bold" officeooo:paragraph-rsid="002e3cd6" style:font-weight-asian="bold" style:font-weight-complex="bold"/>
    </style:style>
    <style:style style:name="P55" style:family="paragraph" style:parent-style-name="Standard">
      <style:text-properties fo:font-weight="bold" officeooo:paragraph-rsid="0035cab5" style:font-weight-asian="bold" style:font-weight-complex="bold"/>
    </style:style>
    <style:style style:name="P56" style:family="paragraph" style:parent-style-name="Standard">
      <style:text-properties fo:font-weight="bold" officeooo:paragraph-rsid="003b96dd" style:font-weight-asian="bold" style:font-weight-complex="bold"/>
    </style:style>
    <style:style style:name="P57" style:family="paragraph" style:parent-style-name="Standard">
      <style:text-properties fo:font-weight="bold" officeooo:paragraph-rsid="00406356" style:font-weight-asian="bold" style:font-weight-complex="bold"/>
    </style:style>
    <style:style style:name="P58" style:family="paragraph" style:parent-style-name="Standard">
      <style:text-properties fo:font-weight="bold" officeooo:paragraph-rsid="007b99ea" style:font-weight-asian="bold" style:font-weight-complex="bold"/>
    </style:style>
    <style:style style:name="P59" style:family="paragraph" style:parent-style-name="Standard">
      <style:text-properties fo:font-weight="bold" officeooo:paragraph-rsid="00843231" style:font-weight-asian="bold" style:font-weight-complex="bold"/>
    </style:style>
    <style:style style:name="P60" style:family="paragraph" style:parent-style-name="Standard">
      <style:text-properties fo:font-weight="bold" officeooo:paragraph-rsid="0099dc9b" style:font-weight-asian="bold" style:font-weight-complex="bold"/>
    </style:style>
    <style:style style:name="P61" style:family="paragraph" style:parent-style-name="Standard">
      <style:text-properties fo:font-weight="bold" officeooo:paragraph-rsid="00a552ac" style:font-weight-asian="bold" style:font-weight-complex="bold"/>
    </style:style>
    <style:style style:name="P62" style:family="paragraph" style:parent-style-name="Standard">
      <style:text-properties fo:font-weight="bold" officeooo:paragraph-rsid="00b28bb0" style:font-weight-asian="bold" style:font-weight-complex="bold"/>
    </style:style>
    <style:style style:name="P63" style:family="paragraph" style:parent-style-name="Standard">
      <style:text-properties fo:font-weight="bold" officeooo:paragraph-rsid="00cbe8af" style:font-weight-asian="bold" style:font-weight-complex="bold"/>
    </style:style>
    <style:style style:name="P64" style:family="paragraph" style:parent-style-name="Standard">
      <style:text-properties officeooo:paragraph-rsid="0025b71e"/>
    </style:style>
    <style:style style:name="P65" style:family="paragraph" style:parent-style-name="Standard">
      <style:text-properties officeooo:paragraph-rsid="0027658d"/>
    </style:style>
    <style:style style:name="P66" style:family="paragraph" style:parent-style-name="Standard">
      <style:text-properties officeooo:paragraph-rsid="002d17ef"/>
    </style:style>
    <style:style style:name="P67" style:family="paragraph" style:parent-style-name="Standard">
      <style:text-properties officeooo:paragraph-rsid="002e3cd6"/>
    </style:style>
    <style:style style:name="P68" style:family="paragraph" style:parent-style-name="Standard">
      <style:text-properties officeooo:paragraph-rsid="0031e7a0"/>
    </style:style>
    <style:style style:name="P69" style:family="paragraph" style:parent-style-name="Standard">
      <style:text-properties officeooo:paragraph-rsid="0035cab5"/>
    </style:style>
    <style:style style:name="P70" style:family="paragraph" style:parent-style-name="Standard">
      <style:text-properties officeooo:paragraph-rsid="003830fb"/>
    </style:style>
    <style:style style:name="P71" style:family="paragraph" style:parent-style-name="Standard">
      <style:text-properties officeooo:paragraph-rsid="003b96dd"/>
    </style:style>
    <style:style style:name="P72" style:family="paragraph" style:parent-style-name="Standard">
      <style:text-properties officeooo:paragraph-rsid="003e8b1f"/>
    </style:style>
    <style:style style:name="P73" style:family="paragraph" style:parent-style-name="Standard">
      <style:text-properties officeooo:paragraph-rsid="00406356"/>
    </style:style>
    <style:style style:name="P74" style:family="paragraph" style:parent-style-name="Standard">
      <style:text-properties officeooo:paragraph-rsid="00424b8b"/>
    </style:style>
    <style:style style:name="P75" style:family="paragraph" style:parent-style-name="Standard">
      <style:text-properties officeooo:paragraph-rsid="004a44f9"/>
    </style:style>
    <style:style style:name="P76" style:family="paragraph" style:parent-style-name="Standard">
      <style:text-properties officeooo:paragraph-rsid="004fff9d"/>
    </style:style>
    <style:style style:name="P77" style:family="paragraph" style:parent-style-name="Standard">
      <style:text-properties officeooo:paragraph-rsid="00602147"/>
    </style:style>
    <style:style style:name="P78" style:family="paragraph" style:parent-style-name="Standard">
      <style:text-properties officeooo:paragraph-rsid="00640ac9"/>
    </style:style>
    <style:style style:name="P79" style:family="paragraph" style:parent-style-name="Standard">
      <style:text-properties officeooo:paragraph-rsid="006e4a59"/>
    </style:style>
    <style:style style:name="P80" style:family="paragraph" style:parent-style-name="Standard">
      <style:text-properties officeooo:paragraph-rsid="007b99ea"/>
    </style:style>
    <style:style style:name="P81" style:family="paragraph" style:parent-style-name="Standard">
      <style:text-properties officeooo:paragraph-rsid="0088eb94"/>
    </style:style>
    <style:style style:name="P82" style:family="paragraph" style:parent-style-name="Standard">
      <style:text-properties officeooo:paragraph-rsid="008ff4a5"/>
    </style:style>
    <style:style style:name="P83" style:family="paragraph" style:parent-style-name="Standard">
      <style:text-properties officeooo:paragraph-rsid="009106ff"/>
    </style:style>
    <style:style style:name="P84" style:family="paragraph" style:parent-style-name="Standard">
      <style:text-properties officeooo:paragraph-rsid="0092d0f5"/>
    </style:style>
    <style:style style:name="P85" style:family="paragraph" style:parent-style-name="Standard">
      <style:text-properties officeooo:paragraph-rsid="009b2e50"/>
    </style:style>
    <style:style style:name="P86" style:family="paragraph" style:parent-style-name="Standard">
      <style:text-properties officeooo:paragraph-rsid="00a00677"/>
    </style:style>
    <style:style style:name="P87" style:family="paragraph" style:parent-style-name="Standard">
      <style:text-properties officeooo:paragraph-rsid="00a552ac"/>
    </style:style>
    <style:style style:name="P88" style:family="paragraph" style:parent-style-name="Standard">
      <style:text-properties officeooo:paragraph-rsid="00aabcd2"/>
    </style:style>
    <style:style style:name="P89" style:family="paragraph" style:parent-style-name="Standard">
      <style:text-properties officeooo:paragraph-rsid="00b42242"/>
    </style:style>
    <style:style style:name="P90" style:family="paragraph" style:parent-style-name="Standard">
      <style:text-properties officeooo:paragraph-rsid="00b584cf"/>
    </style:style>
    <style:style style:name="P91" style:family="paragraph" style:parent-style-name="Standard">
      <style:text-properties officeooo:paragraph-rsid="00b6f67b"/>
    </style:style>
    <style:style style:name="P92" style:family="paragraph" style:parent-style-name="Standard">
      <style:text-properties officeooo:paragraph-rsid="00b83a5e"/>
    </style:style>
    <style:style style:name="P93" style:family="paragraph" style:parent-style-name="Standard">
      <style:text-properties officeooo:paragraph-rsid="00b9ae02"/>
    </style:style>
    <style:style style:name="P94" style:family="paragraph" style:parent-style-name="Standard">
      <style:text-properties style:font-name="Arial" officeooo:paragraph-rsid="000968be" style:font-name-complex="Arial1"/>
    </style:style>
    <style:style style:name="P95" style:family="paragraph" style:parent-style-name="Standard">
      <style:text-properties officeooo:paragraph-rsid="00be865b"/>
    </style:style>
    <style:style style:name="P96" style:family="paragraph" style:parent-style-name="Standard">
      <style:text-properties officeooo:paragraph-rsid="00c2e2e7"/>
    </style:style>
    <style:style style:name="P97" style:family="paragraph" style:parent-style-name="Standard">
      <style:text-properties officeooo:paragraph-rsid="00c9c898"/>
    </style:style>
    <style:style style:name="P98" style:family="paragraph" style:parent-style-name="Standard">
      <style:paragraph-properties fo:text-align="center" style:justify-single-word="false"/>
      <style:text-properties fo:color="#ce181e" style:font-name="Arial" fo:font-weight="bold" officeooo:rsid="003a1f9a" officeooo:paragraph-rsid="00cbe8af" style:font-weight-asian="bold" style:font-name-complex="Arial1" style:font-weight-complex="bold"/>
    </style:style>
    <style:style style:name="P99" style:family="paragraph" style:parent-style-name="Standard">
      <style:text-properties fo:color="#ce181e" style:font-name="Arial" fo:font-weight="bold" officeooo:rsid="00193322" officeooo:paragraph-rsid="00d063fd" style:font-weight-asian="bold" style:font-name-complex="Arial1" style:font-weight-complex="bold"/>
    </style:style>
    <style:style style:name="P100" style:family="paragraph" style:parent-style-name="Standard">
      <style:text-properties officeooo:paragraph-rsid="00cbe8af"/>
    </style:style>
    <style:style style:name="P101" style:family="paragraph" style:parent-style-name="Standard">
      <style:text-properties officeooo:paragraph-rsid="00ce7209"/>
    </style:style>
    <style:style style:name="P102" style:family="paragraph" style:parent-style-name="Standard">
      <style:text-properties officeooo:paragraph-rsid="00d063fd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" fo:font-size="12pt" style:font-name-asian="Noto Sans CJK SC" style:font-size-asian="12pt" style:font-name-complex="Lohit Devanagari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" fo:font-size="12pt" style:font-name-asian="Noto Sans CJK SC" style:font-size-asian="12pt" style:font-name-complex="Lohit Devanagari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2f794f" officeooo:paragraph-rsid="002f794f" style:font-name-asian="Noto Sans CJK SC" style:font-size-asian="12pt" style:font-weight-asian="bold" style:font-name-complex="Lohit Devanagari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30f486" officeooo:paragraph-rsid="0030f486" style:font-name-asian="Noto Sans CJK SC" style:font-size-asian="12pt" style:font-weight-asian="bold" style:font-name-complex="Lohit Devanagari" style:font-size-complex="12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3830fb" officeooo:paragraph-rsid="003830fb" style:font-name-asian="Noto Sans CJK SC" style:font-size-asian="12pt" style:font-weight-asian="bold" style:font-name-complex="Lohit Devanagari" style:font-size-complex="12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3e8b1f" officeooo:paragraph-rsid="003e8b1f" style:font-name-asian="Noto Sans CJK SC" style:font-size-asian="12pt" style:font-weight-asian="bold" style:font-name-complex="Lohit Devanagari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7e3a8" officeooo:paragraph-rsid="0047e3a8" style:font-name-asian="Noto Sans CJK SC" style:font-size-asian="12pt" style:font-weight-asian="bold" style:font-name-complex="Lohit Devanagari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9679d" officeooo:paragraph-rsid="0049679d" style:font-name-asian="Noto Sans CJK SC" style:font-size-asian="12pt" style:font-weight-asian="bold" style:font-name-complex="Lohit Devanagari" style:font-size-complex="12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fff9d" officeooo:paragraph-rsid="004fff9d" style:font-name-asian="Noto Sans CJK SC" style:font-size-asian="12pt" style:font-weight-asian="bold" style:font-name-complex="Lohit Devanagari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597c6d" officeooo:paragraph-rsid="00597c6d" style:font-name-asian="Noto Sans CJK SC" style:font-size-asian="12pt" style:font-weight-asian="bold" style:font-name-complex="Lohit Devanagari" style:font-size-complex="12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5d430c" officeooo:paragraph-rsid="005d430c" style:font-name-asian="Noto Sans CJK SC" style:font-size-asian="12pt" style:font-weight-asian="bold" style:font-name-complex="Lohit Devanagari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5e84f1" officeooo:paragraph-rsid="005e84f1" style:font-name-asian="Noto Sans CJK SC" style:font-size-asian="12pt" style:font-weight-asian="bold" style:font-name-complex="Lohit Devanagari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62b183" officeooo:paragraph-rsid="0062b183" style:font-name-asian="Noto Sans CJK SC" style:font-size-asian="12pt" style:font-weight-asian="bold" style:font-name-complex="Lohit Devanagari" style:font-size-complex="12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6943e9" officeooo:paragraph-rsid="006943e9" style:font-name-asian="Noto Sans CJK SC" style:font-size-asian="12pt" style:font-weight-asian="bold" style:font-name-complex="Lohit Devanagari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6c8186" officeooo:paragraph-rsid="006c8186" style:font-name-asian="Noto Sans CJK SC" style:font-size-asian="12pt" style:font-weight-asian="bold" style:font-name-complex="Lohit Devanagari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6cd0f6" officeooo:paragraph-rsid="006cd0f6" style:font-name-asian="Noto Sans CJK SC" style:font-size-asian="12pt" style:font-weight-asian="bold" style:font-name-complex="Lohit Devanagari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73fd59" officeooo:paragraph-rsid="0073fd59" style:font-name-asian="Noto Sans CJK SC" style:font-size-asian="12pt" style:font-weight-asian="bold" style:font-name-complex="Lohit Devanagari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80dc8a" officeooo:paragraph-rsid="0080dc8a" style:font-name-asian="Noto Sans CJK SC" style:font-size-asian="12pt" style:font-weight-asian="bold" style:font-name-complex="Lohit Devanagari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8e3e61" officeooo:paragraph-rsid="008e3e61" style:font-name-asian="Noto Sans CJK SC" style:font-size-asian="12pt" style:font-weight-asian="bold" style:font-name-complex="Lohit Devanagari" style:font-size-complex="12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8ff25c" officeooo:paragraph-rsid="008ff25c" style:font-name-asian="Noto Sans CJK SC" style:font-size-asian="12pt" style:font-weight-asian="bold" style:font-name-complex="Lohit Devanagari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a8e272" officeooo:paragraph-rsid="00a8e272" style:font-name-asian="Noto Sans CJK SC" style:font-size-asian="12pt" style:font-weight-asian="bold" style:font-name-complex="Lohit Devanagari" style:font-size-complex="12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a8e3a2" officeooo:paragraph-rsid="00a8e3a2" style:font-name-asian="Noto Sans CJK SC" style:font-size-asian="12pt" style:font-weight-asian="bold" style:font-name-complex="Lohit Devanagari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c5edf1" officeooo:paragraph-rsid="00c5edf1" style:font-name-asian="Noto Sans CJK SC" style:font-size-asian="12pt" style:font-weight-asian="bold" style:font-name-complex="Lohit Devanagari" style:font-size-complex="12pt" style:font-weight-complex="bold"/>
    </style:style>
    <style:style style:name="P126" style:family="paragraph" style:parent-style-name="Table_20_Contents">
      <style:text-properties officeooo:paragraph-rsid="0022ec20"/>
    </style:style>
    <style:style style:name="P127" style:family="paragraph" style:parent-style-name="Table_20_Contents">
      <style:text-properties fo:font-weight="bold" officeooo:rsid="0025b71e" officeooo:paragraph-rsid="0025b71e" style:font-weight-asian="bold" style:font-weight-complex="bold"/>
    </style:style>
    <style:style style:name="P128" style:family="paragraph" style:parent-style-name="Table_20_Contents">
      <style:text-properties fo:font-weight="bold" officeooo:rsid="0025b71e" officeooo:paragraph-rsid="00ce7209" style:font-weight-asian="bold" style:font-weight-complex="bold"/>
    </style:style>
    <style:style style:name="P129" style:family="paragraph" style:parent-style-name="Table_20_Contents">
      <style:text-properties fo:font-weight="bold" officeooo:rsid="0025b71e" officeooo:paragraph-rsid="00d063fd" style:font-weight-asian="bold" style:font-weight-complex="bold"/>
    </style:style>
    <style:style style:name="P130" style:family="paragraph" style:parent-style-name="Table_20_Contents">
      <style:text-properties fo:font-weight="bold" officeooo:rsid="002d17ef" officeooo:paragraph-rsid="002d17ef" style:font-weight-asian="bold" style:font-weight-complex="bold"/>
    </style:style>
    <style:style style:name="P131" style:family="paragraph" style:parent-style-name="Table_20_Contents">
      <style:text-properties fo:font-weight="bold" officeooo:rsid="002e3cd6" officeooo:paragraph-rsid="002e3cd6" style:font-weight-asian="bold" style:font-weight-complex="bold"/>
    </style:style>
    <style:style style:name="P132" style:family="paragraph" style:parent-style-name="Table_20_Contents">
      <style:text-properties fo:font-weight="bold" officeooo:rsid="0027658d" officeooo:paragraph-rsid="0027658d" style:font-weight-asian="bold" style:font-weight-complex="bold"/>
    </style:style>
    <style:style style:name="P133" style:family="paragraph" style:parent-style-name="Table_20_Contents">
      <style:text-properties fo:font-weight="bold" officeooo:rsid="0035cab5" officeooo:paragraph-rsid="0035cab5" style:font-weight-asian="bold" style:font-weight-complex="bold"/>
    </style:style>
    <style:style style:name="P134" style:family="paragraph" style:parent-style-name="Table_20_Contents">
      <style:text-properties fo:font-weight="bold" officeooo:rsid="003b96dd" officeooo:paragraph-rsid="003b96dd" style:font-weight-asian="bold" style:font-weight-complex="bold"/>
    </style:style>
    <style:style style:name="P135" style:family="paragraph" style:parent-style-name="Table_20_Contents">
      <style:text-properties fo:font-weight="bold" officeooo:rsid="003b96dd" officeooo:paragraph-rsid="00cbe8af" style:font-weight-asian="bold" style:font-weight-complex="bold"/>
    </style:style>
    <style:style style:name="P136" style:family="paragraph" style:parent-style-name="Table_20_Contents">
      <style:text-properties fo:font-weight="bold" officeooo:rsid="00406356" officeooo:paragraph-rsid="00406356" style:font-weight-asian="bold" style:font-weight-complex="bold"/>
    </style:style>
    <style:style style:name="P137" style:family="paragraph" style:parent-style-name="Table_20_Contents">
      <style:text-properties fo:font-weight="bold" officeooo:rsid="007b99ea" officeooo:paragraph-rsid="007b99ea" style:font-weight-asian="bold" style:font-weight-complex="bold"/>
    </style:style>
    <style:style style:name="P138" style:family="paragraph" style:parent-style-name="Table_20_Contents">
      <style:text-properties fo:font-weight="bold" officeooo:rsid="00882a0a" officeooo:paragraph-rsid="00882a0a" style:font-weight-asian="bold" style:font-weight-complex="bold"/>
    </style:style>
    <style:style style:name="P139" style:family="paragraph" style:parent-style-name="Table_20_Contents">
      <style:text-properties fo:font-weight="bold" officeooo:rsid="009b2e50" officeooo:paragraph-rsid="009b2e50" style:font-weight-asian="bold" style:font-weight-complex="bold"/>
    </style:style>
    <style:style style:name="P140" style:family="paragraph" style:parent-style-name="Table_20_Contents">
      <style:text-properties fo:font-weight="bold" officeooo:rsid="00a552ac" officeooo:paragraph-rsid="00a552ac" style:font-weight-asian="bold" style:font-weight-complex="bold"/>
    </style:style>
    <style:style style:name="P141" style:family="paragraph" style:parent-style-name="Table_20_Contents">
      <style:text-properties fo:font-weight="bold" officeooo:rsid="00b28bb0" officeooo:paragraph-rsid="00b28bb0" style:font-weight-asian="bold" style:font-weight-complex="bold"/>
    </style:style>
    <style:style style:name="P142" style:family="paragraph" style:parent-style-name="Table_20_Contents">
      <style:text-properties fo:font-weight="bold" officeooo:rsid="00b42242" officeooo:paragraph-rsid="00b42242" style:font-weight-asian="bold" style:font-weight-complex="bold"/>
    </style:style>
    <style:style style:name="P143" style:family="paragraph" style:parent-style-name="Table_20_Contents">
      <style:text-properties fo:font-weight="bold" officeooo:rsid="00b9ae02" officeooo:paragraph-rsid="00b9ae02" style:font-weight-asian="bold" style:font-weight-complex="bold"/>
    </style:style>
    <style:style style:name="P144" style:family="paragraph" style:parent-style-name="Table_20_Contents">
      <style:text-properties officeooo:rsid="00406356" officeooo:paragraph-rsid="00406356"/>
    </style:style>
    <style:style style:name="P145" style:family="paragraph" style:parent-style-name="Table_20_Contents">
      <style:text-properties officeooo:paragraph-rsid="00cbe8af"/>
    </style:style>
    <style:style style:name="P146" style:family="paragraph" style:parent-style-name="Table_20_Contents">
      <style:text-properties officeooo:paragraph-rsid="00ce7209"/>
    </style:style>
    <style:style style:name="P147" style:family="paragraph" style:parent-style-name="Table_20_Contents">
      <style:text-properties officeooo:paragraph-rsid="00d063fd"/>
    </style:style>
    <style:style style:name="P148" style:family="paragraph" style:parent-style-name="Table_20_Contents">
      <style:text-properties officeooo:paragraph-rsid="00d4ce62"/>
    </style:style>
    <style:style style:name="P149" style:family="paragraph" style:parent-style-name="Standard_20__28_user_29_">
      <style:text-properties fo:color="#ed1c24" fo:font-weight="bold" officeooo:paragraph-rsid="00193322" style:font-weight-asian="bold" style:font-weight-complex="bold"/>
    </style:style>
    <style:style style:name="P150" style:family="paragraph" style:parent-style-name="Standard_20__28_user_29_">
      <style:text-properties fo:color="#ed1c24" fo:font-weight="bold" officeooo:rsid="001af762" officeooo:paragraph-rsid="001f31ce" style:font-weight-asian="bold" style:font-weight-complex="bold"/>
    </style:style>
    <style:style style:name="P151" style:family="paragraph" style:parent-style-name="Standard_20__28_user_29_">
      <style:text-properties fo:color="#ed1c24" fo:font-weight="bold" officeooo:rsid="001af762" officeooo:paragraph-rsid="0027658d" style:font-weight-asian="bold" style:font-weight-complex="bold"/>
    </style:style>
    <style:style style:name="P152" style:family="paragraph" style:parent-style-name="Standard_20__28_user_29_">
      <style:text-properties fo:color="#ed1c24" fo:font-weight="bold" officeooo:rsid="001af762" officeooo:paragraph-rsid="0029ea02" style:font-weight-asian="bold" style:font-weight-complex="bold"/>
    </style:style>
    <style:style style:name="P153" style:family="paragraph" style:parent-style-name="Standard_20__28_user_29_">
      <style:text-properties fo:color="#ed1c24" fo:font-weight="bold" officeooo:rsid="001af762" officeooo:paragraph-rsid="002e3cd6" style:font-weight-asian="bold" style:font-weight-complex="bold"/>
    </style:style>
    <style:style style:name="P154" style:family="paragraph" style:parent-style-name="Standard_20__28_user_29_">
      <style:text-properties fo:color="#ed1c24" fo:font-weight="bold" officeooo:rsid="001af762" officeooo:paragraph-rsid="002f794f" style:font-weight-asian="bold" style:font-weight-complex="bold"/>
    </style:style>
    <style:style style:name="P155" style:family="paragraph" style:parent-style-name="Standard_20__28_user_29_">
      <style:text-properties fo:color="#ed1c24" fo:font-weight="bold" officeooo:rsid="001af762" officeooo:paragraph-rsid="0033fe05" style:font-weight-asian="bold" style:font-weight-complex="bold"/>
    </style:style>
    <style:style style:name="P156" style:family="paragraph" style:parent-style-name="Standard_20__28_user_29_">
      <style:text-properties fo:color="#ed1c24" fo:font-weight="bold" officeooo:rsid="001af762" officeooo:paragraph-rsid="00374e52" style:font-weight-asian="bold" style:font-weight-complex="bold"/>
    </style:style>
    <style:style style:name="P157" style:family="paragraph" style:parent-style-name="Standard_20__28_user_29_">
      <style:text-properties fo:color="#ed1c24" fo:font-weight="bold" officeooo:rsid="001af762" officeooo:paragraph-rsid="00ce7209" style:font-weight-asian="bold" style:font-weight-complex="bold"/>
    </style:style>
    <style:style style:name="P158" style:family="paragraph" style:parent-style-name="Standard_20__28_user_29_">
      <style:paragraph-properties fo:text-align="center" style:justify-single-word="false"/>
      <style:text-properties fo:color="#ed1c24" fo:font-weight="bold" officeooo:paragraph-rsid="004007e7" style:font-weight-asian="bold" style:font-weight-complex="bold"/>
    </style:style>
    <style:style style:name="P159" style:family="paragraph" style:parent-style-name="Standard_20__28_user_29_">
      <style:paragraph-properties fo:text-align="center" style:justify-single-word="false"/>
      <style:text-properties fo:color="#ed1c24" fo:font-weight="bold" officeooo:paragraph-rsid="004cc885" style:font-weight-asian="bold" style:font-weight-complex="bold"/>
    </style:style>
    <style:style style:name="P160" style:family="paragraph" style:parent-style-name="Standard_20__28_user_29_">
      <style:paragraph-properties fo:text-align="center" style:justify-single-word="false"/>
      <style:text-properties fo:color="#ed1c24" fo:font-weight="bold" officeooo:paragraph-rsid="00558ed0" style:font-weight-asian="bold" style:font-weight-complex="bold"/>
    </style:style>
    <style:style style:name="P161" style:family="paragraph" style:parent-style-name="Standard_20__28_user_29_">
      <style:paragraph-properties fo:text-align="center" style:justify-single-word="false"/>
      <style:text-properties fo:color="#ed1c24" fo:font-weight="bold" officeooo:paragraph-rsid="0065eeaa" style:font-weight-asian="bold" style:font-weight-complex="bold"/>
    </style:style>
    <style:style style:name="P162" style:family="paragraph" style:parent-style-name="Standard_20__28_user_29_">
      <style:paragraph-properties fo:text-align="center" style:justify-single-word="false"/>
      <style:text-properties fo:color="#ed1c24" fo:font-weight="bold" officeooo:paragraph-rsid="00705da1" style:font-weight-asian="bold" style:font-weight-complex="bold"/>
    </style:style>
    <style:style style:name="P163" style:family="paragraph" style:parent-style-name="Standard_20__28_user_29_">
      <style:paragraph-properties fo:text-align="center" style:justify-single-word="false"/>
      <style:text-properties fo:color="#ed1c24" fo:font-weight="bold" officeooo:paragraph-rsid="0077ecc8" style:font-weight-asian="bold" style:font-weight-complex="bold"/>
    </style:style>
    <style:style style:name="P164" style:family="paragraph" style:parent-style-name="Standard_20__28_user_29_">
      <style:paragraph-properties fo:text-align="center" style:justify-single-word="false"/>
      <style:text-properties fo:color="#ed1c24" fo:font-weight="bold" officeooo:paragraph-rsid="007e517f" style:font-weight-asian="bold" style:font-weight-complex="bold"/>
    </style:style>
    <style:style style:name="P165" style:family="paragraph" style:parent-style-name="Standard_20__28_user_29_">
      <style:paragraph-properties fo:text-align="center" style:justify-single-word="false"/>
      <style:text-properties fo:color="#ed1c24" fo:font-weight="bold" officeooo:paragraph-rsid="00820e3a" style:font-weight-asian="bold" style:font-weight-complex="bold"/>
    </style:style>
    <style:style style:name="P166" style:family="paragraph" style:parent-style-name="Standard_20__28_user_29_">
      <style:paragraph-properties fo:text-align="center" style:justify-single-word="false"/>
      <style:text-properties fo:color="#ed1c24" fo:font-weight="bold" officeooo:paragraph-rsid="008af779" style:font-weight-asian="bold" style:font-weight-complex="bold"/>
    </style:style>
    <style:style style:name="P167" style:family="paragraph" style:parent-style-name="Standard_20__28_user_29_">
      <style:paragraph-properties fo:text-align="center" style:justify-single-word="false"/>
      <style:text-properties fo:color="#ed1c24" fo:font-weight="bold" officeooo:paragraph-rsid="00955697" style:font-weight-asian="bold" style:font-weight-complex="bold"/>
    </style:style>
    <style:style style:name="P168" style:family="paragraph" style:parent-style-name="Standard_20__28_user_29_">
      <style:paragraph-properties fo:text-align="center" style:justify-single-word="false"/>
      <style:text-properties fo:color="#ed1c24" fo:font-weight="bold" officeooo:paragraph-rsid="00a1f0dd" style:font-weight-asian="bold" style:font-weight-complex="bold"/>
    </style:style>
    <style:style style:name="P169" style:family="paragraph" style:parent-style-name="Standard_20__28_user_29_">
      <style:paragraph-properties fo:text-align="center" style:justify-single-word="false"/>
      <style:text-properties fo:color="#ed1c24" fo:font-weight="bold" officeooo:paragraph-rsid="00ad6f06" style:font-weight-asian="bold" style:font-weight-complex="bold"/>
    </style:style>
    <style:style style:name="P170" style:family="paragraph" style:parent-style-name="Standard_20__28_user_29_">
      <style:paragraph-properties fo:text-align="start" style:justify-single-word="false"/>
      <style:text-properties fo:color="#ed1c24" fo:font-weight="bold" officeooo:paragraph-rsid="00440c4e" style:font-weight-asian="bold" style:font-weight-complex="bold"/>
    </style:style>
    <style:style style:name="P171" style:family="paragraph" style:parent-style-name="Standard_20__28_user_29_">
      <style:paragraph-properties fo:text-align="start" style:justify-single-word="false"/>
      <style:text-properties fo:color="#ed1c24" fo:font-weight="bold" officeooo:paragraph-rsid="004e370b" style:font-weight-asian="bold" style:font-weight-complex="bold"/>
    </style:style>
    <style:style style:name="P172" style:family="paragraph" style:parent-style-name="Standard_20__28_user_29_">
      <style:paragraph-properties fo:text-align="start" style:justify-single-word="false"/>
      <style:text-properties fo:color="#ed1c24" fo:font-weight="bold" officeooo:paragraph-rsid="0058af08" style:font-weight-asian="bold" style:font-weight-complex="bold"/>
    </style:style>
    <style:style style:name="P173" style:family="paragraph" style:parent-style-name="Standard_20__28_user_29_">
      <style:paragraph-properties fo:text-align="start" style:justify-single-word="false"/>
      <style:text-properties fo:color="#ed1c24" fo:font-weight="bold" officeooo:paragraph-rsid="005c31d1" style:font-weight-asian="bold" style:font-weight-complex="bold"/>
    </style:style>
    <style:style style:name="P174" style:family="paragraph" style:parent-style-name="Standard_20__28_user_29_">
      <style:paragraph-properties fo:text-align="start" style:justify-single-word="false"/>
      <style:text-properties fo:color="#ed1c24" fo:font-weight="bold" officeooo:paragraph-rsid="0060a73f" style:font-weight-asian="bold" style:font-weight-complex="bold"/>
    </style:style>
    <style:style style:name="P175" style:family="paragraph" style:parent-style-name="Standard_20__28_user_29_">
      <style:paragraph-properties fo:text-align="start" style:justify-single-word="false"/>
      <style:text-properties fo:color="#ed1c24" fo:font-weight="bold" officeooo:paragraph-rsid="0067b2a0" style:font-weight-asian="bold" style:font-weight-complex="bold"/>
    </style:style>
    <style:style style:name="P176" style:family="paragraph" style:parent-style-name="Standard_20__28_user_29_">
      <style:paragraph-properties fo:text-align="start" style:justify-single-word="false"/>
      <style:text-properties fo:color="#ed1c24" fo:font-weight="bold" officeooo:paragraph-rsid="006afb85" style:font-weight-asian="bold" style:font-weight-complex="bold"/>
    </style:style>
    <style:style style:name="P177" style:family="paragraph" style:parent-style-name="Standard_20__28_user_29_">
      <style:paragraph-properties fo:text-align="start" style:justify-single-word="false"/>
      <style:text-properties fo:color="#ed1c24" fo:font-weight="bold" officeooo:paragraph-rsid="007240b4" style:font-weight-asian="bold" style:font-weight-complex="bold"/>
    </style:style>
    <style:style style:name="P178" style:family="paragraph" style:parent-style-name="Standard_20__28_user_29_">
      <style:paragraph-properties fo:text-align="start" style:justify-single-word="false"/>
      <style:text-properties fo:color="#ed1c24" fo:font-weight="bold" officeooo:paragraph-rsid="007567ec" style:font-weight-asian="bold" style:font-weight-complex="bold"/>
    </style:style>
    <style:style style:name="P179" style:family="paragraph" style:parent-style-name="Standard_20__28_user_29_">
      <style:paragraph-properties fo:text-align="start" style:justify-single-word="false"/>
      <style:text-properties fo:color="#ed1c24" fo:font-weight="bold" officeooo:paragraph-rsid="007f55d5" style:font-weight-asian="bold" style:font-weight-complex="bold"/>
    </style:style>
    <style:style style:name="P180" style:family="paragraph" style:parent-style-name="Standard_20__28_user_29_">
      <style:paragraph-properties fo:text-align="start" style:justify-single-word="false"/>
      <style:text-properties fo:color="#ed1c24" fo:font-weight="bold" officeooo:paragraph-rsid="00846287" style:font-weight-asian="bold" style:font-weight-complex="bold"/>
    </style:style>
    <style:style style:name="P181" style:family="paragraph" style:parent-style-name="Standard_20__28_user_29_">
      <style:paragraph-properties fo:text-align="start" style:justify-single-word="false"/>
      <style:text-properties fo:color="#ed1c24" fo:font-weight="bold" officeooo:paragraph-rsid="008d1abc" style:font-weight-asian="bold" style:font-weight-complex="bold"/>
    </style:style>
    <style:style style:name="P182" style:family="paragraph" style:parent-style-name="Standard_20__28_user_29_">
      <style:paragraph-properties fo:text-align="start" style:justify-single-word="false"/>
      <style:text-properties fo:color="#ed1c24" fo:font-weight="bold" officeooo:paragraph-rsid="00992c3e" style:font-weight-asian="bold" style:font-weight-complex="bold"/>
    </style:style>
    <style:style style:name="P183" style:family="paragraph" style:parent-style-name="Standard_20__28_user_29_">
      <style:paragraph-properties fo:text-align="start" style:justify-single-word="false"/>
      <style:text-properties fo:color="#ed1c24" fo:font-weight="bold" officeooo:paragraph-rsid="009b2e50" style:font-weight-asian="bold" style:font-weight-complex="bold"/>
    </style:style>
    <style:style style:name="P184" style:family="paragraph" style:parent-style-name="Standard_20__28_user_29_">
      <style:paragraph-properties fo:text-align="start" style:justify-single-word="false"/>
      <style:text-properties fo:color="#ed1c24" fo:font-weight="bold" officeooo:paragraph-rsid="00a552ac" style:font-weight-asian="bold" style:font-weight-complex="bold"/>
    </style:style>
    <style:style style:name="P185" style:family="paragraph" style:parent-style-name="Standard_20__28_user_29_">
      <style:paragraph-properties fo:text-align="start" style:justify-single-word="false"/>
      <style:text-properties fo:color="#ed1c24" fo:font-weight="bold" officeooo:paragraph-rsid="00b2364d" style:font-weight-asian="bold" style:font-weight-complex="bold"/>
    </style:style>
    <style:style style:name="P186" style:family="paragraph" style:parent-style-name="Standard_20__28_user_29_">
      <style:paragraph-properties fo:text-align="start" style:justify-single-word="false"/>
      <style:text-properties fo:color="#ed1c24" fo:font-weight="bold" officeooo:paragraph-rsid="00b6f67b" style:font-weight-asian="bold" style:font-weight-complex="bold"/>
    </style:style>
    <style:style style:name="P187" style:family="paragraph" style:parent-style-name="Standard_20__28_user_29_">
      <style:paragraph-properties fo:text-align="start" style:justify-single-word="false"/>
      <style:text-properties fo:color="#ed1c24" fo:font-weight="bold" officeooo:paragraph-rsid="00c3f9c3" style:font-weight-asian="bold" style:font-weight-complex="bold"/>
    </style:style>
    <style:style style:name="P188" style:family="paragraph" style:parent-style-name="Standard_20__28_user_29_">
      <style:text-properties fo:color="#ed1c24" fo:font-weight="bold" officeooo:paragraph-rsid="00ce7209" style:font-weight-asian="bold" style:font-weight-complex="bold"/>
    </style:style>
    <style:style style:name="P189" style:family="paragraph" style:parent-style-name="Standard_20__28_user_29_">
      <style:paragraph-properties fo:text-align="center" style:justify-single-word="false"/>
      <style:text-properties officeooo:paragraph-rsid="00193322"/>
    </style:style>
    <style:style style:name="P190" style:family="paragraph" style:parent-style-name="Standard_20__28_user_29_">
      <style:paragraph-properties fo:text-align="center" style:justify-single-word="false"/>
      <style:text-properties officeooo:paragraph-rsid="002db476"/>
    </style:style>
    <style:style style:name="P191" style:family="paragraph" style:parent-style-name="Standard_20__28_user_29_">
      <style:paragraph-properties fo:text-align="center" style:justify-single-word="false"/>
      <style:text-properties officeooo:paragraph-rsid="003a1f9a"/>
    </style:style>
    <style:style style:name="P192" style:family="paragraph" style:parent-style-name="Standard_20__28_user_29_">
      <style:paragraph-properties fo:text-align="center" style:justify-single-word="false"/>
      <style:text-properties officeooo:paragraph-rsid="00ce7209"/>
    </style:style>
    <style:style style:name="P193" style:family="paragraph" style:parent-style-name="Standard_20__28_user_29_">
      <style:text-properties officeooo:paragraph-rsid="00374e52"/>
    </style:style>
    <style:style style:name="P194" style:family="paragraph" style:parent-style-name="Standard_20__28_user_29_">
      <style:paragraph-properties fo:text-align="start" style:justify-single-word="false"/>
      <style:text-properties officeooo:paragraph-rsid="003b96dd"/>
    </style:style>
    <style:style style:name="P195" style:family="paragraph" style:parent-style-name="Standard_20__28_user_29_">
      <style:paragraph-properties fo:text-align="start" style:justify-single-word="false"/>
      <style:text-properties officeooo:paragraph-rsid="003cb128"/>
    </style:style>
    <style:style style:name="P196" style:family="paragraph" style:parent-style-name="Standard_20__28_user_29_">
      <style:paragraph-properties fo:text-align="start" style:justify-single-word="false"/>
      <style:text-properties officeooo:paragraph-rsid="00456f67"/>
    </style:style>
    <style:style style:name="P197" style:family="paragraph" style:parent-style-name="Standard_20__28_user_29_">
      <style:paragraph-properties fo:text-align="start" style:justify-single-word="false"/>
      <style:text-properties officeooo:paragraph-rsid="00cbe8af"/>
    </style:style>
    <style:style style:name="P198" style:family="paragraph" style:parent-style-name="Standard_20__28_user_29_">
      <style:text-properties fo:color="#ce181e" style:font-name="Arial" fo:font-weight="bold" officeooo:paragraph-rsid="00193322" style:font-weight-asian="bold" style:font-name-complex="Arial1" style:font-weight-complex="bold"/>
    </style:style>
    <style:style style:name="P199" style:family="paragraph" style:parent-style-name="Standard_20__28_user_29_">
      <style:text-properties fo:color="#ce181e" style:font-name="Arial" fo:font-weight="bold" officeooo:rsid="00193322" officeooo:paragraph-rsid="00193322" style:font-weight-asian="bold" style:font-name-complex="Arial1" style:font-weight-complex="bold"/>
    </style:style>
    <style:style style:name="P200" style:family="paragraph" style:parent-style-name="Standard_20__28_user_29_">
      <style:text-properties fo:color="#ce181e" style:font-name="Arial" fo:font-weight="bold" officeooo:rsid="00193322" officeooo:paragraph-rsid="00ce7209" style:font-weight-asian="bold" style:font-name-complex="Arial1" style:font-weight-complex="bold"/>
    </style:style>
    <style:style style:name="P201" style:family="paragraph" style:parent-style-name="Standard_20__28_user_29_">
      <style:text-properties fo:color="#ce181e" style:font-name="Arial" fo:font-weight="bold" officeooo:rsid="00193322" officeooo:paragraph-rsid="00d063fd" style:font-weight-asian="bold" style:font-name-complex="Arial1" style:font-weight-complex="bold"/>
    </style:style>
    <style:style style:name="P202" style:family="paragraph" style:parent-style-name="Standard_20__28_user_29_">
      <style:text-properties fo:color="#ce181e" style:font-name="Arial" fo:font-weight="bold" officeooo:rsid="0027658d" officeooo:paragraph-rsid="0027658d" style:font-weight-asian="bold" style:font-name-complex="Arial1" style:font-weight-complex="bold"/>
    </style:style>
    <style:style style:name="P203" style:family="paragraph" style:parent-style-name="Standard_20__28_user_29_">
      <style:text-properties fo:color="#ce181e" style:font-name="Arial" fo:font-weight="bold" officeooo:rsid="002c6779" officeooo:paragraph-rsid="002e3cd6" style:font-weight-asian="bold" style:font-name-complex="Arial1" style:font-weight-complex="bold"/>
    </style:style>
    <style:style style:name="P204" style:family="paragraph" style:parent-style-name="Standard_20__28_user_29_">
      <style:text-properties fo:color="#ce181e" style:font-name="Arial" fo:font-weight="bold" officeooo:rsid="002f794f" officeooo:paragraph-rsid="002f794f" style:font-weight-asian="bold" style:font-name-complex="Arial1" style:font-weight-complex="bold"/>
    </style:style>
    <style:style style:name="P205" style:family="paragraph" style:parent-style-name="Standard_20__28_user_29_">
      <style:text-properties fo:color="#ce181e" style:font-name="Arial" fo:font-weight="bold" officeooo:rsid="0033fe05" officeooo:paragraph-rsid="0033fe05" style:font-weight-asian="bold" style:font-name-complex="Arial1" style:font-weight-complex="bold"/>
    </style:style>
    <style:style style:name="P206" style:family="paragraph" style:parent-style-name="Standard_20__28_user_29_">
      <style:text-properties fo:color="#ce181e" style:font-name="Arial" fo:font-weight="bold" officeooo:rsid="00374e52" officeooo:paragraph-rsid="00374e52" style:font-weight-asian="bold" style:font-name-complex="Arial1" style:font-weight-complex="bold"/>
    </style:style>
    <style:style style:name="P207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374e52" officeooo:paragraph-rsid="003b96dd" style:font-weight-asian="bold" style:font-name-complex="Arial1" style:font-weight-complex="bold"/>
    </style:style>
    <style:style style:name="P208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374e52" officeooo:paragraph-rsid="00cbe8af" style:font-weight-asian="bold" style:font-name-complex="Arial1" style:font-weight-complex="bold"/>
    </style:style>
    <style:style style:name="P209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3a1f9a" officeooo:paragraph-rsid="003a1f9a" style:font-weight-asian="bold" style:font-name-complex="Arial1" style:font-weight-complex="bold"/>
    </style:style>
    <style:style style:name="P210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3cb128" officeooo:paragraph-rsid="003cb128" style:font-weight-asian="bold" style:font-name-complex="Arial1" style:font-weight-complex="bold"/>
    </style:style>
    <style:style style:name="P211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3cb128" officeooo:paragraph-rsid="00440c4e" style:font-weight-asian="bold" style:font-name-complex="Arial1" style:font-weight-complex="bold"/>
    </style:style>
    <style:style style:name="P212" style:family="paragraph" style:parent-style-name="Standard_20__28_user_29_">
      <style:paragraph-properties fo:text-align="center" style:justify-single-word="false"/>
      <style:text-properties fo:color="#ce181e" style:font-name="Arial" fo:font-weight="bold" officeooo:paragraph-rsid="004007e7" style:font-weight-asian="bold" style:font-name-complex="Arial1" style:font-weight-complex="bold"/>
    </style:style>
    <style:style style:name="P213" style:family="paragraph" style:parent-style-name="Standard_20__28_user_29_">
      <style:paragraph-properties fo:text-align="center" style:justify-single-word="false"/>
      <style:text-properties fo:color="#ce181e" style:font-name="Arial" fo:font-weight="bold" officeooo:paragraph-rsid="004cc885" style:font-weight-asian="bold" style:font-name-complex="Arial1" style:font-weight-complex="bold"/>
    </style:style>
    <style:style style:name="P214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4007e7" officeooo:paragraph-rsid="004007e7" style:font-weight-asian="bold" style:font-name-complex="Arial1" style:font-weight-complex="bold"/>
    </style:style>
    <style:style style:name="P215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4007e7" officeooo:paragraph-rsid="004cc885" style:font-weight-asian="bold" style:font-name-complex="Arial1" style:font-weight-complex="bold"/>
    </style:style>
    <style:style style:name="P216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456f67" officeooo:paragraph-rsid="00456f67" style:font-weight-asian="bold" style:font-name-complex="Arial1" style:font-weight-complex="bold"/>
    </style:style>
    <style:style style:name="P217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558ed0" officeooo:paragraph-rsid="00558ed0" style:font-weight-asian="bold" style:font-name-complex="Arial1" style:font-weight-complex="bold"/>
    </style:style>
    <style:style style:name="P218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5c31d1" officeooo:paragraph-rsid="005c31d1" style:font-weight-asian="bold" style:font-name-complex="Arial1" style:font-weight-complex="bold"/>
    </style:style>
    <style:style style:name="P219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60a73f" officeooo:paragraph-rsid="0060a73f" style:font-weight-asian="bold" style:font-name-complex="Arial1" style:font-weight-complex="bold"/>
    </style:style>
    <style:style style:name="P220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65eeaa" officeooo:paragraph-rsid="0065eeaa" style:font-weight-asian="bold" style:font-name-complex="Arial1" style:font-weight-complex="bold"/>
    </style:style>
    <style:style style:name="P221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67b2a0" officeooo:paragraph-rsid="0067b2a0" style:font-weight-asian="bold" style:font-name-complex="Arial1" style:font-weight-complex="bold"/>
    </style:style>
    <style:style style:name="P222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6b04b8" officeooo:paragraph-rsid="006afb85" style:font-weight-asian="bold" style:font-name-complex="Arial1" style:font-weight-complex="bold"/>
    </style:style>
    <style:style style:name="P223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7088a1" officeooo:paragraph-rsid="00705da1" style:font-weight-asian="bold" style:font-name-complex="Arial1" style:font-weight-complex="bold"/>
    </style:style>
    <style:style style:name="P224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7240b4" officeooo:paragraph-rsid="007240b4" style:font-weight-asian="bold" style:font-name-complex="Arial1" style:font-weight-complex="bold"/>
    </style:style>
    <style:style style:name="P225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7240b4" officeooo:paragraph-rsid="007f55d5" style:font-weight-asian="bold" style:font-name-complex="Arial1" style:font-weight-complex="bold"/>
    </style:style>
    <style:style style:name="P226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7240b4" officeooo:paragraph-rsid="007e517f" style:font-weight-asian="bold" style:font-name-complex="Arial1" style:font-weight-complex="bold"/>
    </style:style>
    <style:style style:name="P227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7240b4" officeooo:paragraph-rsid="00955697" style:font-weight-asian="bold" style:font-name-complex="Arial1" style:font-weight-complex="bold"/>
    </style:style>
    <style:style style:name="P228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77ecc8" officeooo:paragraph-rsid="0077ecc8" style:font-weight-asian="bold" style:font-name-complex="Arial1" style:font-weight-complex="bold"/>
    </style:style>
    <style:style style:name="P229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7f4ac8" officeooo:paragraph-rsid="007e517f" style:font-weight-asian="bold" style:font-name-complex="Arial1" style:font-weight-complex="bold"/>
    </style:style>
    <style:style style:name="P230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820e3a" officeooo:paragraph-rsid="00846287" style:font-weight-asian="bold" style:font-name-complex="Arial1" style:font-weight-complex="bold"/>
    </style:style>
    <style:style style:name="P231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8b4f82" officeooo:paragraph-rsid="008af779" style:font-weight-asian="bold" style:font-name-complex="Arial1" style:font-weight-complex="bold"/>
    </style:style>
    <style:style style:name="P232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8d1abc" officeooo:paragraph-rsid="008d1abc" style:font-weight-asian="bold" style:font-name-complex="Arial1" style:font-weight-complex="bold"/>
    </style:style>
    <style:style style:name="P233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8d1abc" officeooo:paragraph-rsid="00992c3e" style:font-weight-asian="bold" style:font-name-complex="Arial1" style:font-weight-complex="bold"/>
    </style:style>
    <style:style style:name="P234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992c3e" officeooo:paragraph-rsid="00955697" style:font-weight-asian="bold" style:font-name-complex="Arial1" style:font-weight-complex="bold"/>
    </style:style>
    <style:style style:name="P235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a552ac" officeooo:paragraph-rsid="00a552ac" style:font-weight-asian="bold" style:font-name-complex="Arial1" style:font-weight-complex="bold"/>
    </style:style>
    <style:style style:name="P236" style:family="paragraph" style:parent-style-name="Standard_20__28_user_29_">
      <style:paragraph-properties fo:text-align="center" style:justify-single-word="false"/>
      <style:text-properties fo:color="#ce181e" style:font-name="Arial" fo:font-weight="bold" officeooo:rsid="00af1cec" officeooo:paragraph-rsid="00ad6f06" style:font-weight-asian="bold" style:font-name-complex="Arial1" style:font-weight-complex="bold"/>
    </style:style>
    <style:style style:name="P237" style:family="paragraph" style:parent-style-name="Standard_20__28_user_29_">
      <style:paragraph-properties fo:text-align="start" style:justify-single-word="false"/>
      <style:text-properties fo:color="#ce181e" style:font-name="Arial" fo:font-weight="bold" officeooo:rsid="00c3f9c3" officeooo:paragraph-rsid="00c3f9c3" style:font-weight-asian="bold" style:font-name-complex="Arial1" style:font-weight-complex="bold"/>
    </style:style>
    <style:style style:name="P238" style:family="paragraph" style:parent-style-name="Standard_20__28_user_29_">
      <style:text-properties fo:color="#ce181e" style:font-name="Arial" fo:font-weight="bold" officeooo:paragraph-rsid="00ce7209" style:font-weight-asian="bold" style:font-name-complex="Arial1" style:font-weight-complex="bold"/>
    </style:style>
    <style:style style:name="P239" style:family="paragraph" style:parent-style-name="Text_20_body">
      <style:text-properties fo:font-weight="bold" officeooo:paragraph-rsid="00d063fd" style:font-weight-asian="bold" style:font-weight-complex="bold"/>
    </style:style>
    <style:style style:name="P240" style:family="paragraph" style:parent-style-name="Heading_20_1" style:master-page-name="Standard">
      <style:paragraph-properties fo:margin-top="0.423cm" fo:margin-bottom="0cm" loext:contextual-spacing="false" fo:text-align="center" style:justify-single-word="false" style:page-number="auto"/>
      <style:text-properties officeooo:paragraph-rsid="000968be"/>
    </style:style>
    <style:style style:name="P241" style:family="paragraph" style:parent-style-name="Standard_20__28_user_29_">
      <style:paragraph-properties fo:text-align="center" style:justify-single-word="false"/>
      <style:text-properties fo:color="#ce181e" style:font-name="Arial" officeooo:rsid="0027658d" officeooo:paragraph-rsid="00ce7209" style:font-name-complex="Arial1"/>
    </style:style>
    <style:style style:name="T1" style:family="text">
      <style:text-properties fo:color="#ed1c24"/>
    </style:style>
    <style:style style:name="T2" style:family="text">
      <style:text-properties fo:color="#ed1c24" fo:font-weight="bold" style:font-weight-asian="bold" style:font-weight-complex="bold"/>
    </style:style>
    <style:style style:name="T3" style:family="text">
      <style:text-properties fo:color="#ed1c24" style:font-name="Liberation Serif" fo:font-size="12pt" style:font-name-asian="Noto Sans CJK SC" style:font-size-asian="12pt" style:font-name-complex="Lohit Devanagari" style:font-size-complex="12pt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officeooo:rsid="0009e9ef" style:font-name-complex="Arial1"/>
    </style:style>
    <style:style style:name="T6" style:family="text">
      <style:text-properties style:font-name="Arial" officeooo:rsid="00136f85" style:font-name-complex="Arial1"/>
    </style:style>
    <style:style style:name="T7" style:family="text">
      <style:text-properties style:font-name="Arial" officeooo:rsid="001704b6" style:font-name-complex="Arial1"/>
    </style:style>
    <style:style style:name="T8" style:family="text">
      <style:text-properties style:font-name="Arial" officeooo:rsid="001897f0" style:font-name-complex="Arial1"/>
    </style:style>
    <style:style style:name="T9" style:family="text">
      <style:text-properties style:use-window-font-color="true" style:font-name="Arial" fo:font-weight="bold" style:font-weight-asian="bold" style:font-name-complex="Arial1" style:font-weight-complex="bold"/>
    </style:style>
    <style:style style:name="T10" style:family="text">
      <style:text-properties style:use-window-font-color="true" style:font-name="Arial" fo:font-weight="bold" officeooo:rsid="000968be" style:font-weight-asian="bold" style:font-name-complex="Arial1" style:font-weight-complex="bold"/>
    </style:style>
    <style:style style:name="T11" style:family="text">
      <style:text-properties style:use-window-font-color="true" style:font-name="Arial" fo:font-weight="bold" officeooo:rsid="00d69572" style:font-weight-asian="bold" style:font-name-complex="Arial1" style:font-weight-complex="bold"/>
    </style:style>
    <style:style style:name="T12" style:family="text">
      <style:text-properties fo:color="#ce181e" style:font-name="Arial" fo:font-weight="bold" style:font-weight-asian="bold" style:font-name-complex="Arial1" style:font-weight-complex="bold"/>
    </style:style>
    <style:style style:name="T13" style:family="text">
      <style:text-properties fo:color="#ce181e" style:font-name="Arial" fo:font-weight="bold" officeooo:rsid="00193322" style:font-weight-asian="bold" style:font-name-complex="Arial1" style:font-weight-complex="bold"/>
    </style:style>
    <style:style style:name="T14" style:family="text">
      <style:text-properties fo:color="#ce181e" style:font-name="Arial" fo:font-weight="bold" officeooo:rsid="002db476" style:font-weight-asian="bold" style:font-name-complex="Arial1" style:font-weight-complex="bold"/>
    </style:style>
    <style:style style:name="T15" style:family="text">
      <style:text-properties fo:color="#ce181e" style:font-name="Arial" fo:font-weight="bold" officeooo:rsid="003a1f9a" style:font-weight-asian="bold" style:font-name-complex="Arial1" style:font-weight-complex="bold"/>
    </style:style>
    <style:style style:name="T16" style:family="text">
      <style:text-properties fo:color="#ce181e" style:font-name="Arial" fo:font-weight="bold" officeooo:rsid="003cb128" style:font-weight-asian="bold" style:font-name-complex="Arial1" style:font-weight-complex="bold"/>
    </style:style>
    <style:style style:name="T17" style:family="text">
      <style:text-properties fo:color="#ce181e" style:font-name="Arial" fo:font-weight="bold" officeooo:rsid="00456f67" style:font-weight-asian="bold" style:font-name-complex="Arial1" style:font-weight-complex="bold"/>
    </style:style>
    <style:style style:name="T18" style:family="text">
      <style:text-properties fo:color="#ce181e" style:font-name="Arial" fo:font-weight="bold" officeooo:rsid="00cca977" style:font-weight-asian="bold" style:font-name-complex="Arial1" style:font-weight-complex="bold"/>
    </style:style>
    <style:style style:name="T19" style:family="text">
      <style:text-properties fo:color="#ce181e" style:font-name="Arial" fo:font-weight="bold" officeooo:rsid="00cd7dfc" style:font-weight-asian="bold" style:font-name-complex="Arial1" style:font-weight-complex="bold"/>
    </style:style>
    <style:style style:name="T20" style:family="text">
      <style:text-properties fo:color="#ce181e" style:font-name="Arial" style:font-name-complex="Arial1"/>
    </style:style>
    <style:style style:name="T21" style:family="text">
      <style:text-properties fo:color="#ce181e" style:font-name="Arial" officeooo:rsid="00193322" style:font-name-complex="Arial1"/>
    </style:style>
    <style:style style:name="T22" style:family="text">
      <style:text-properties fo:color="#ce181e" style:font-name="Arial" officeooo:rsid="001f31ce" style:font-name-complex="Arial1"/>
    </style:style>
    <style:style style:name="T23" style:family="text">
      <style:text-properties fo:color="#ce181e" style:font-name="Arial" officeooo:rsid="0027658d" style:font-name-complex="Arial1"/>
    </style:style>
    <style:style style:name="T24" style:family="text">
      <style:text-properties fo:color="#ce181e" style:font-name="Arial" officeooo:rsid="002c6779" style:font-name-complex="Arial1"/>
    </style:style>
    <style:style style:name="T25" style:family="text">
      <style:text-properties fo:color="#ce181e" style:font-name="Arial" officeooo:rsid="002e49c8" style:font-name-complex="Arial1"/>
    </style:style>
    <style:style style:name="T26" style:family="text">
      <style:text-properties fo:color="#ce181e" style:font-name="Arial" officeooo:rsid="002f794f" style:font-name-complex="Arial1"/>
    </style:style>
    <style:style style:name="T27" style:family="text">
      <style:text-properties fo:color="#ce181e" style:font-name="Arial" officeooo:rsid="0033fe05" style:font-name-complex="Arial1"/>
    </style:style>
    <style:style style:name="T28" style:family="text">
      <style:text-properties fo:color="#ce181e" style:font-name="Arial" officeooo:rsid="00374e52" style:font-name-complex="Arial1"/>
    </style:style>
    <style:style style:name="T29" style:family="text">
      <style:text-properties fo:color="#ce181e" style:font-name="Arial" officeooo:rsid="003a1f9a" style:font-name-complex="Arial1"/>
    </style:style>
    <style:style style:name="T30" style:family="text">
      <style:text-properties fo:color="#ce181e" style:font-name="Arial" officeooo:rsid="004007e7" style:font-name-complex="Arial1"/>
    </style:style>
    <style:style style:name="T31" style:family="text">
      <style:text-properties fo:color="#ce181e" style:font-name="Arial" officeooo:rsid="003cb128" style:font-name-complex="Arial1"/>
    </style:style>
    <style:style style:name="T32" style:family="text">
      <style:text-properties fo:color="#ce181e" style:font-name="Arial" officeooo:rsid="004f17e4" style:font-name-complex="Arial1"/>
    </style:style>
    <style:style style:name="T33" style:family="text">
      <style:text-properties fo:color="#ce181e" style:font-name="Arial" officeooo:rsid="0052eced" style:font-name-complex="Arial1"/>
    </style:style>
    <style:style style:name="T34" style:family="text">
      <style:text-properties fo:color="#ce181e" style:font-name="Arial" officeooo:rsid="00558ed0" style:font-name-complex="Arial1"/>
    </style:style>
    <style:style style:name="T35" style:family="text">
      <style:text-properties fo:color="#ce181e" style:font-name="Arial" officeooo:rsid="0058af08" style:font-name-complex="Arial1"/>
    </style:style>
    <style:style style:name="T36" style:family="text">
      <style:text-properties fo:color="#ce181e" style:font-name="Arial" officeooo:rsid="005c31d1" style:font-name-complex="Arial1"/>
    </style:style>
    <style:style style:name="T37" style:family="text">
      <style:text-properties fo:color="#ce181e" style:font-name="Arial" officeooo:rsid="0060a73f" style:font-name-complex="Arial1"/>
    </style:style>
    <style:style style:name="T38" style:family="text">
      <style:text-properties fo:color="#ce181e" style:font-name="Arial" officeooo:rsid="0065eeaa" style:font-name-complex="Arial1"/>
    </style:style>
    <style:style style:name="T39" style:family="text">
      <style:text-properties fo:color="#ce181e" style:font-name="Arial" officeooo:rsid="0067b2a0" style:font-name-complex="Arial1"/>
    </style:style>
    <style:style style:name="T40" style:family="text">
      <style:text-properties fo:color="#ce181e" style:font-name="Arial" officeooo:rsid="006b04b8" style:font-name-complex="Arial1"/>
    </style:style>
    <style:style style:name="T41" style:family="text">
      <style:text-properties fo:color="#ce181e" style:font-name="Arial" officeooo:rsid="007088a1" style:font-name-complex="Arial1"/>
    </style:style>
    <style:style style:name="T42" style:family="text">
      <style:text-properties fo:color="#ce181e" style:font-name="Arial" officeooo:rsid="007240b4" style:font-name-complex="Arial1"/>
    </style:style>
    <style:style style:name="T43" style:family="text">
      <style:text-properties fo:color="#ce181e" style:font-name="Arial" officeooo:rsid="0077ecc8" style:font-name-complex="Arial1"/>
    </style:style>
    <style:style style:name="T44" style:family="text">
      <style:text-properties fo:color="#ce181e" style:font-name="Arial" officeooo:rsid="007f4ac8" style:font-name-complex="Arial1"/>
    </style:style>
    <style:style style:name="T45" style:family="text">
      <style:text-properties fo:color="#ce181e" style:font-name="Arial" officeooo:rsid="00820e3a" style:font-name-complex="Arial1"/>
    </style:style>
    <style:style style:name="T46" style:family="text">
      <style:text-properties fo:color="#ce181e" style:font-name="Arial" officeooo:rsid="008293e8" style:font-name-complex="Arial1"/>
    </style:style>
    <style:style style:name="T47" style:family="text">
      <style:text-properties fo:color="#ce181e" style:font-name="Arial" officeooo:rsid="008b4f82" style:font-name-complex="Arial1"/>
    </style:style>
    <style:style style:name="T48" style:family="text">
      <style:text-properties fo:color="#ce181e" style:font-name="Arial" officeooo:rsid="008d1abc" style:font-name-complex="Arial1"/>
    </style:style>
    <style:style style:name="T49" style:family="text">
      <style:text-properties fo:color="#ce181e" style:font-name="Arial" officeooo:rsid="00980a3e" style:font-name-complex="Arial1"/>
    </style:style>
    <style:style style:name="T50" style:family="text">
      <style:text-properties fo:color="#ce181e" style:font-name="Arial" officeooo:rsid="009b2e50" style:font-name-complex="Arial1"/>
    </style:style>
    <style:style style:name="T51" style:family="text">
      <style:text-properties fo:color="#ce181e" style:font-name="Arial" officeooo:rsid="00a1f0dd" style:font-name-complex="Arial1"/>
    </style:style>
    <style:style style:name="T52" style:family="text">
      <style:text-properties fo:color="#ce181e" style:font-name="Arial" officeooo:rsid="00a451c4" style:font-name-complex="Arial1"/>
    </style:style>
    <style:style style:name="T53" style:family="text">
      <style:text-properties fo:color="#ce181e" style:font-name="Arial" officeooo:rsid="00a552ac" style:font-name-complex="Arial1"/>
    </style:style>
    <style:style style:name="T54" style:family="text">
      <style:text-properties fo:color="#ce181e" style:font-name="Arial" officeooo:rsid="00af1cec" style:font-name-complex="Arial1"/>
    </style:style>
    <style:style style:name="T55" style:family="text">
      <style:text-properties fo:color="#ce181e" style:font-name="Arial" officeooo:rsid="00b6f67b" style:font-name-complex="Arial1"/>
    </style:style>
    <style:style style:name="T56" style:family="text">
      <style:text-properties fo:color="#ce181e" style:font-name="Arial" officeooo:rsid="00c3f9c3" style:font-name-complex="Arial1"/>
    </style:style>
    <style:style style:name="T57" style:family="text">
      <style:text-properties fo:color="#ce181e" style:font-name="Arial" officeooo:rsid="00ce7209" style:font-name-complex="Arial1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9106ff"/>
    </style:style>
    <style:style style:name="T60" style:family="text">
      <style:text-properties officeooo:rsid="0092491c"/>
    </style:style>
    <style:style style:name="T61" style:family="text">
      <style:text-properties officeooo:rsid="009b6ded"/>
    </style:style>
    <style:style style:name="T62" style:family="text">
      <style:text-properties officeooo:rsid="009b96ae"/>
    </style:style>
    <style:style style:name="T63" style:family="text">
      <style:text-properties officeooo:rsid="009c7b8d"/>
    </style:style>
    <style:style style:name="T64" style:family="text">
      <style:text-properties officeooo:rsid="00be865b"/>
    </style:style>
    <style:style style:name="T65" style:family="text">
      <style:text-properties officeooo:rsid="00c2e2e7"/>
    </style:style>
    <style:style style:name="T66" style:family="text">
      <style:text-properties officeooo:rsid="00c3f27b"/>
    </style:style>
    <style:style style:name="T67" style:family="text">
      <style:text-properties officeooo:rsid="00c3f9c3"/>
    </style:style>
    <style:style style:name="T68" style:family="text">
      <style:text-properties fo:color="#000000" officeooo:rsid="00c5edf1"/>
    </style:style>
    <style:style style:name="T69" style:family="text">
      <style:text-properties officeooo:rsid="00c7d555"/>
    </style:style>
    <style:style style:name="T70" style:family="text">
      <style:text-properties style:font-name="Liberation Serif" fo:font-size="12pt" style:font-name-asian="Noto Sans CJK SC" style:font-size-asian="12pt" style:font-name-complex="Lohit Devanagari" style:font-size-complex="12pt"/>
    </style:style>
    <style:style style:name="T71" style:family="text">
      <style:text-properties officeooo:rsid="00d219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0" text:outline-level="1"><text:span text:style-name="T9">CONSUMIR API – </text:span><text:span text:style-name="T10">MAGENTO </text:span><text:span text:style-name="T11">1</text:span></text:h>
      <text:p text:style-name="P94"/>
      <text:p text:style-name="P1"><text:span text:style-name="T8">Status dos p</text:span><text:span text:style-name="T7">ossíveis</text:span><text:span text:style-name="T4"> retornos </text:span><text:span text:style-name="T6">dos</text:span><text:span text:style-name="T4"> </text:span><text:span text:style-name="T5">métodos</text:span><text:span text:style-name="T4"> </text:span><text:span text:style-name="T5">das controllers</text:span><text:span text:style-name="T4">:<text:line-break/>- </text:span><text:span text:style-name="T20">404</text:span><text:span text:style-name="T4"> é que não achou o parâmetro informado.</text:span></text:p>
      <text:p text:style-name="P1"><text:span text:style-name="T4">- </text:span><text:span text:style-name="T20">500</text:span><text:span text:style-name="T4"> significa que ocorreu um erro interno no servidor.</text:span></text:p>
      <text:p text:style-name="P1"><text:span text:style-name="T4">- </text:span><text:span text:style-name="T20">200</text:span><text:span text:style-name="T4"> não aconteceu nenhum erro, e os dados serão retornados como JSON.</text:span></text:p>
      <text:p text:style-name="P5">Algumas mensagens poderão ser retornadas caso ocorrer algum erro fora do esperado.</text:p>
      <text:p text:style-name="P6"/>
      <text:p text:style-name="P189"/>
      <text:p text:style-name="P189"/>
      <text:p text:style-name="P192"><text:span text:style-name="T12">CONTROLLER: </text:span><text:span text:style-name="T13">RecoveryPassword</text:span></text:p>
      <text:p text:style-name="P238"/>
      <text:p text:style-name="P188"><text:span text:style-name="T20">METHOD: </text:span><text:span text:style-name="T57">POST</text:span></text:p>
      <text:p text:style-name="P201"/>
      <table:table table:name="Tabela78" table:style-name="Tabela78">
        <table:table-column table:style-name="Tabela78.A"/>
        <table:table-row>
          <table:table-cell table:style-name="Tabela78.A1" office:value-type="string">
            <text:p text:style-name="P239"><text:span text:style-name="T3">*</text:span><text:span text:style-name="T70"> </text:span>Função que envia um email com o código de recuperação para o email do cliente e grava o código no banco.</text:p>
          </table:table-cell>
        </table:table-row>
        <table:table-row>
          <table:table-cell table:style-name="Tabela78.A2" office:value-type="string">
            <table:table table:name="Tabela79" table:style-name="Tabela79">
              <table:table-column table:style-name="Tabela79.A"/>
              <table:table-column table:style-name="Tabela79.B"/>
              <table:table-row>
                <table:table-cell table:style-name="Tabela79.A1" office:value-type="string">
                  <text:p text:style-name="P49">ROUTE</text:p>
                </table:table-cell>
                <table:table-cell table:style-name="Tabela79.B1" office:value-type="string">
                  <text:p text:style-name="Text_20_body">/<text:span text:style-name="T71">R</text:span>ecoveryPassword</text:p>
                </table:table-cell>
              </table:table-row>
            </table:table>
            <text:p text:style-name="P147"/>
          </table:table-cell>
        </table:table-row>
        <table:table-row>
          <table:table-cell table:style-name="Tabela78.A2" office:value-type="string">
            <table:table table:name="Tabela83" table:style-name="Tabela83">
              <table:table-column table:style-name="Tabela83.A"/>
              <table:table-column table:style-name="Tabela83.B"/>
              <table:table-row>
                <table:table-cell table:style-name="Tabela83.A1" office:value-type="string">
                  <text:p text:style-name="P129">BODY</text:p>
                </table:table-cell>
                <table:table-cell table:style-name="Tabela83.B1" office:value-type="string">
                  <text:p text:style-name="P102">{</text:p>
                  <text:p text:style-name="P102"><text:tab/>"email": "everton_bresqui@hotmail.com"</text:p>
                  <text:p text:style-name="P102">}</text:p>
                </table:table-cell>
              </table:table-row>
            </table:table>
            <text:p text:style-name="P147"/>
          </table:table-cell>
        </table:table-row>
      </table:table>
      <text:p text:style-name="P99"/>
      <text:p text:style-name="P157"><text:span text:style-name="T20">METHOD: </text:span><text:span text:style-name="T57">PUT</text:span></text:p>
      <text:p text:style-name="P200"/>
      <table:table table:name="Tabela80" table:style-name="Tabela80">
        <table:table-column table:style-name="Tabela80.A"/>
        <table:table-row>
          <table:table-cell table:style-name="Tabela80.A1" office:value-type="string">
            <text:p text:style-name="Text_20_body"><text:span text:style-name="T2"><text:s/>* </text:span><text:span text:style-name="T58">Altera a senha do cliente e desativa o código de alteração de senha.</text:span></text:p>
          </table:table-cell>
        </table:table-row>
        <table:table-row>
          <table:table-cell table:style-name="Tabela80.A2" office:value-type="string">
            <table:table table:name="Tabela81" table:style-name="Tabela81">
              <table:table-column table:style-name="Tabela81.A"/>
              <table:table-column table:style-name="Tabela81.B"/>
              <table:table-row>
                <table:table-cell table:style-name="Tabela81.A1" office:value-type="string">
                  <text:p text:style-name="P48">ROUTE</text:p>
                </table:table-cell>
                <table:table-cell table:style-name="Tabela81.B1" office:value-type="string">
                  <text:p text:style-name="P148">/<text:span text:style-name="T71">R</text:span>ecoveryPassword</text:p>
                </table:table-cell>
              </table:table-row>
            </table:table>
            <text:p text:style-name="P146"/>
          </table:table-cell>
        </table:table-row>
        <table:table-row>
          <table:table-cell table:style-name="Tabela80.A2" office:value-type="string">
            <table:table table:name="Tabela82" table:style-name="Tabela82">
              <table:table-column table:style-name="Tabela82.A"/>
              <table:table-column table:style-name="Tabela82.B"/>
              <table:table-row>
                <table:table-cell table:style-name="Tabela82.A1" office:value-type="string">
                  <text:p text:style-name="P128">BODY</text:p>
                </table:table-cell>
                <table:table-cell table:style-name="Tabela82.B1" office:value-type="string">
                  <text:p text:style-name="P101">{</text:p>
                  <text:p text:style-name="P101"><text:tab/>"email": "everton_bresqui@hotmail.com",</text:p>
                  <text:p text:style-name="P101"><text:tab/>"password": "12345678963gbGBB",</text:p>
                  <text:p text:style-name="P101"><text:tab/>"chave": "230161"</text:p>
                  <text:p text:style-name="P101">}</text:p>
                </table:table-cell>
              </table:table-row>
            </table:table>
            <text:p text:style-name="P146"/>
          </table:table-cell>
        </table:table-row>
      </table:table>
      <text:p text:style-name="P101"/>
      <text:p text:style-name="P241"/>
      <text:p text:style-name="P241"/>
      <text:p text:style-name="P241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><text:soft-page-break/><text:span text:style-name="T12">CONTROLLER: </text:span><text:span text:style-name="T13">ADDRESS</text:span></text:p>
      <text:p text:style-name="P198"/>
      <text:p text:style-name="P149"><text:span text:style-name="T20">METHOD: </text:span><text:span text:style-name="T21">GET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3"><text:span text:style-name="T1">*</text:span> Obtem o endereço</text:p>
          </table:table-cell>
        </table:table-row>
        <table:table-row table:style-name="Tabela3.2">
          <table:table-cell table:style-name="Tabela3.A2" office:value-type="string"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p text:style-name="P47">ROUTE</text:p>
                </table:table-cell>
                <table:table-cell table:style-name="Tabela4.B1" office:value-type="string">
                  <text:p text:style-name="P50">/address/ID/1</text:p>
                </table:table-cell>
              </table:table-row>
            </table:table>
            <text:p text:style-name="P103"/>
          </table:table-cell>
        </table:table-row>
      </table:table>
      <text:p text:style-name="P199"/>
      <text:p text:style-name="P199"/>
      <text:p text:style-name="P150"><text:span text:style-name="T20">METHOD: </text:span><text:span text:style-name="T22">POST</text:span></text:p>
      <text:p text:style-name="P19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1"><text:span text:style-name="T1"><text:s/>* </text:span>Grava endereço</text:p>
          </table:table-cell>
        </table:table-row>
        <table:table-row>
          <table:table-cell table:style-name="Tabela1.A2" office:value-type="string"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47">ROUTE</text:p>
                </table:table-cell>
                <table:table-cell table:style-name="Tabela2.B1" office:value-type="string">
                  <text:p text:style-name="P126">/address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2" office:value-type="string">
            <table:table table:name="Tabela5" table:style-name="Tabela5">
              <table:table-column table:style-name="Tabela5.A"/>
              <table:table-column table:style-name="Tabela5.B"/>
              <table:table-row>
                <table:table-cell table:style-name="Tabela5.A1" office:value-type="string">
                  <text:p text:style-name="P127">BODY</text:p>
                </table:table-cell>
                <table:table-cell table:style-name="Tabela5.B1" office:value-type="string">
                  <text:p text:style-name="P64">{</text:p>
                  <text:p text:style-name="P64"><text:tab/><text:tab/>"customer_id": "4",</text:p>
                  <text:p text:style-name="P64"><text:tab/><text:tab/>"is_active": "1",</text:p>
                  <text:p text:style-name="P64"><text:tab/><text:tab/>"city": "Presidente Bernardes",</text:p>
                  <text:p text:style-name="P64"><text:tab/><text:tab/>"postcode": "19300000",</text:p>
                  <text:p text:style-name="P64"><text:tab/><text:tab/>"country_id": "BR",</text:p>
                  <text:p text:style-name="P64"><text:tab/><text:tab/>"firstname": "teste",</text:p>
                  <text:p text:style-name="P64"><text:tab/><text:tab/>"lastname": "aaaa",</text:p>
                  <text:p text:style-name="P64"><text:tab/><text:tab/>"region": "São Paulo",</text:p>
                  <text:p text:style-name="P64"><text:tab/><text:tab/>"region_id": "508",</text:p>
                  <text:p text:style-name="P64"><text:tab/><text:tab/>"street": [</text:p>
                  <text:p text:style-name="P64"><text:tab/><text:tab/><text:tab/>"Rua",</text:p>
                  <text:p text:style-name="P64"><text:tab/><text:tab/><text:tab/>"Bairro",</text:p>
                  <text:p text:style-name="P64"><text:tab/><text:tab/><text:tab/>"Numero"</text:p>
                  <text:p text:style-name="P64"><text:tab/><text:tab/>],</text:p>
                  <text:p text:style-name="P64"><text:tab/><text:tab/>"telephone": "564564546546465"</text:p>
                  <text:p text:style-name="P64"><text:tab/>}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151"><text:span text:style-name="T20">METHOD: </text:span><text:span text:style-name="T23">PUT</text:span></text:p>
      <text:p text:style-name="P202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52"><text:span text:style-name="T1">*</text:span> Altera o endereço</text:p>
          </table:table-cell>
        </table:table-row>
        <table:table-row>
          <table:table-cell table:style-name="Tabela6.A2" office:value-type="string"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132">ROUTE</text:p>
                </table:table-cell>
                <table:table-cell table:style-name="Tabela7.B1" office:value-type="string">
                  <text:p text:style-name="P65">/address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6.A2" office:value-type="string">
            <table:table table:name="Tabela8" table:style-name="Tabela8">
              <table:table-column table:style-name="Tabela8.A"/>
              <table:table-column table:style-name="Tabela8.B"/>
              <table:table-row>
                <table:table-cell table:style-name="Tabela8.A1" office:value-type="string">
                  <text:p text:style-name="P132">BODY</text:p>
                </table:table-cell>
                <table:table-cell table:style-name="Tabela8.B1" office:value-type="string">
                  <text:p text:style-name="P65">{</text:p>
                  <text:p text:style-name="P65"><text:tab/><text:tab/>"customer_id": "4",</text:p>
                  <text:p text:style-name="P65"><text:tab/><text:tab/>"is_active": "1",</text:p>
                  <text:p text:style-name="P65"><text:tab/><text:tab/>"city": "Presidente Bernardes",</text:p>
                  <text:p text:style-name="P65"><text:tab/><text:tab/>"postcode": "19300001",</text:p>
                  <text:p text:style-name="P65"><text:tab/><text:tab/>"country_id": "BR",</text:p>
                  <text:p text:style-name="P65"><text:tab/><text:tab/>"firstname": "teste",</text:p>
                  <text:p text:style-name="P65"><text:tab/><text:tab/>"lastname": "testando",</text:p>
                  <text:p text:style-name="P65"><text:tab/><text:tab/>"region": "São Paulo",</text:p>
                  <text:p text:style-name="P65"><text:tab/><text:tab/>"region_id": "508",</text:p>
                  <text:p text:style-name="P65"><text:tab/><text:tab/>"street": [</text:p>
                  <text:p text:style-name="P65"><text:tab/><text:tab/><text:tab/>"Ruaaa",</text:p>
                  <text:p text:style-name="P65"><text:tab/><text:tab/><text:tab/>"Bairroo",</text:p>
                  <text:p text:style-name="P65"><text:tab/><text:tab/><text:tab/>"Numeroo"</text:p>
                  <text:p text:style-name="P65"><text:soft-page-break/><text:tab/><text:tab/>],</text:p>
                  <text:p text:style-name="P65"><text:tab/><text:tab/>"telephone": "11111111111"</text:p>
                  <text:p text:style-name="P65"><text:tab/>}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152"><text:span text:style-name="T20">METHOD: </text:span><text:span text:style-name="T24">DELETE</text:span></text:p>
      <text:p text:style-name="Standard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53"><text:span text:style-name="T1">* </text:span>Deleta o endereço</text:p>
          </table:table-cell>
        </table:table-row>
        <table:table-row>
          <table:table-cell table:style-name="Tabela9.A2" office:value-type="string">
            <table:table table:name="Tabela10" table:style-name="Tabela10">
              <table:table-column table:style-name="Tabela10.A"/>
              <table:table-column table:style-name="Tabela10.B"/>
              <table:table-row>
                <table:table-cell table:style-name="Tabela10.A1" office:value-type="string">
                  <text:p text:style-name="P130">ROUTE</text:p>
                </table:table-cell>
                <table:table-cell table:style-name="Tabela10.B1" office:value-type="string">
                  <text:p text:style-name="P66">address/ID/4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P190"><text:span text:style-name="T12">CONTROLLER: </text:span><text:span text:style-name="T14">CART</text:span></text:p>
      <text:p text:style-name="P3"/>
      <text:p text:style-name="P3"/>
      <text:p text:style-name="P153"><text:span text:style-name="T20">METHOD: </text:span><text:span text:style-name="T25">GET</text:span></text:p>
      <text:p text:style-name="P203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54"><text:s/><text:span text:style-name="T1">*</text:span> Obtem o cart</text:p>
          </table:table-cell>
        </table:table-row>
        <table:table-row>
          <table:table-cell table:style-name="Tabela11.A2" office:value-type="string">
            <table:table table:name="Tabela12" table:style-name="Tabela12">
              <table:table-column table:style-name="Tabela12.A"/>
              <table:table-column table:style-name="Tabela12.B"/>
              <table:table-row>
                <table:table-cell table:style-name="Tabela12.A1" office:value-type="string">
                  <text:p text:style-name="P131">ROUTE</text:p>
                </table:table-cell>
                <table:table-cell table:style-name="Tabela12.B1" office:value-type="string">
                  <text:p text:style-name="P67">/cart/ID/6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154"><text:span text:style-name="T20">METHOD: </text:span><text:span text:style-name="T26">POST</text:span></text:p>
      <text:p text:style-name="P204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34"><text:span text:style-name="T1">*</text:span> <text:span text:style-name="T66">Adiciona produto ao carrinho</text:span></text:p>
          </table:table-cell>
        </table:table-row>
        <table:table-row>
          <table:table-cell table:style-name="Tabela13.A2" office:value-type="string">
            <table:table table:name="Tabela14" table:style-name="Tabela14">
              <table:table-column table:style-name="Tabela14.A"/>
              <table:table-column table:style-name="Tabela14.B"/>
              <table:table-row>
                <table:table-cell table:style-name="Tabela14.A1" office:value-type="string">
                  <text:p text:style-name="P105">ROUTE</text:p>
                </table:table-cell>
                <table:table-cell table:style-name="Tabela14.B1" office:value-type="string">
                  <text:p text:style-name="P7">/cart</text:p>
                </table:table-cell>
              </table:table-row>
            </table:table>
            <text:p text:style-name="P103"/>
          </table:table-cell>
        </table:table-row>
        <table:table-row>
          <table:table-cell table:style-name="Tabela13.A2" office:value-type="string">
            <table:table table:name="Tabela15" table:style-name="Tabela15">
              <table:table-column table:style-name="Tabela15.A"/>
              <table:table-column table:style-name="Tabela15.B"/>
              <table:table-row>
                <table:table-cell table:style-name="Tabela15.A1" office:value-type="string">
                  <text:p text:style-name="P106">BODY</text:p>
                </table:table-cell>
                <table:table-cell table:style-name="Tabela15.B1" office:value-type="string">
                  <text:p text:style-name="P68"><text:s text:c="10"/>{</text:p>
                  <text:p text:style-name="P68"><text:tab/><text:tab/>"product_id": 1,</text:p>
                  <text:p text:style-name="P68"><text:tab/><text:tab/>"qty": 9,</text:p>
                  <text:p text:style-name="P68"><text:tab/><text:tab/>"quote_id": 1 <text:span text:style-name="T67">(opcional)</text:span></text:p>
                  <text:p text:style-name="P97"><text:s text:c="24"/>"customer_id": 1 (opcional)</text:p>
                  <text:p text:style-name="P8"><text:tab/>}</text:p>
                </table:table-cell>
              </table:table-row>
            </table:table>
            <text:p text:style-name="P103"/>
          </table:table-cell>
        </table:table-row>
      </table:table>
      <text:p text:style-name="P204"/>
      <text:p text:style-name="P155"><text:span text:style-name="T20">METHOD: </text:span><text:span text:style-name="T27">PUT</text:span></text:p>
      <text:p text:style-name="P205"/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55"><text:span text:style-name="T1">* </text:span>Altera o cart</text:p>
          </table:table-cell>
        </table:table-row>
        <table:table-row>
          <table:table-cell table:style-name="Tabela16.A2" office:value-type="string">
            <table:table table:name="Tabela17" table:style-name="Tabela17">
              <table:table-column table:style-name="Tabela17.A"/>
              <table:table-column table:style-name="Tabela17.B"/>
              <table:table-row>
                <table:table-cell table:style-name="Tabela17.A1" office:value-type="string">
                  <text:p text:style-name="P133">ROUTE</text:p>
                </table:table-cell>
                <table:table-cell table:style-name="Tabela17.B1" office:value-type="string">
                  <text:p text:style-name="P69">/cart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6.A2" office:value-type="string">
            <table:table table:name="Tabela18" table:style-name="Tabela18">
              <table:table-column table:style-name="Tabela18.A"/>
              <table:table-column table:style-name="Tabela18.B"/>
              <table:table-row>
                <table:table-cell table:style-name="Tabela18.A1" office:value-type="string">
                  <text:p text:style-name="P133">BODY</text:p>
                </table:table-cell>
                <table:table-cell table:style-name="Tabela18.B1" office:value-type="string">
                  <text:p text:style-name="P69"><text:s text:c="10"/>{</text:p>
                  <text:p text:style-name="P69"><text:tab/><text:tab/>"product_id": 1,</text:p>
                  <text:p text:style-name="P69"><text:tab/><text:tab/>"qty": 9,</text:p>
                  <text:p text:style-name="P69"><text:tab/><text:tab/>"quote_id": 1</text:p>
                  <text:p text:style-name="P69"><text:tab/>}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156"><text:span text:style-name="T20">METHOD: </text:span><text:span text:style-name="T28">DELETE</text:span></text:p>
      <text:p text:style-name="P206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5"><text:s/><text:span text:style-name="T1">*</text:span> Deleta o cart</text:p>
          </table:table-cell>
        </table:table-row>
        <table:table-row>
          <table:table-cell table:style-name="Tabela19.A2" office:value-type="string">
            <table:table table:name="Tabela20" table:style-name="Tabela20">
              <table:table-column table:style-name="Tabela20.A"/>
              <table:table-column table:style-name="Tabela20.B"/>
              <table:table-row>
                <table:table-cell table:style-name="Tabela20.A1" office:value-type="string">
                  <text:p text:style-name="P107">ROUTE</text:p>
                </table:table-cell>
                <table:table-cell table:style-name="Tabela20.B1" office:value-type="string">
                  <text:p text:style-name="P30">/cart</text:p>
                </table:table-cell>
              </table:table-row>
            </table:table>
            <text:p text:style-name="P103"/>
          </table:table-cell>
        </table:table-row>
        <text:soft-page-break/>
        <table:table-row>
          <table:table-cell table:style-name="Tabela19.A2" office:value-type="string">
            <table:table table:name="Tabela21" table:style-name="Tabela21">
              <table:table-column table:style-name="Tabela21.A"/>
              <table:table-column table:style-name="Tabela21.B"/>
              <table:table-row>
                <table:table-cell table:style-name="Tabela21.A1" office:value-type="string">
                  <text:p text:style-name="P107">BODY</text:p>
                </table:table-cell>
                <table:table-cell table:style-name="Tabela21.B1" office:value-type="string">
                  <text:p text:style-name="P70"><text:tab/>{</text:p>
                  <text:p text:style-name="P70"><text:tab/><text:tab/>"product_id": 1,</text:p>
                  <text:p text:style-name="P70"><text:tab/><text:tab/>"quote_id": 1</text:p>
                  <text:p text:style-name="P9"><text:tab/>}</text:p>
                </table:table-cell>
              </table:table-row>
            </table:table>
            <text:p text:style-name="P103"/>
          </table:table-cell>
        </table:table-row>
      </table:table>
      <text:p text:style-name="P193"/>
      <text:p text:style-name="P191"><text:span text:style-name="T12">CONTROLLER: </text:span><text:span text:style-name="T15">CHECKOUT</text:span></text:p>
      <text:p text:style-name="P209"/>
      <text:p text:style-name="P197"><text:span text:style-name="T15">METHOD: </text:span><text:span text:style-name="T18">GET</text:span></text:p>
      <text:p text:style-name="P208"/>
      <table:table table:name="Tabela76" table:style-name="Tabela76">
        <table:table-column table:style-name="Tabela76.A"/>
        <table:table-row>
          <table:table-cell table:style-name="Tabela76.A1" office:value-type="string">
            <text:p text:style-name="P63"><text:span text:style-name="T1">*</text:span> <text:s/>Revisa as informações da compra</text:p>
          </table:table-cell>
        </table:table-row>
        <table:table-row>
          <table:table-cell table:style-name="Tabela76.A2" office:value-type="string">
            <table:table table:name="Tabela77" table:style-name="Tabela77">
              <table:table-column table:style-name="Tabela77.A"/>
              <table:table-column table:style-name="Tabela77.B"/>
              <table:table-row>
                <table:table-cell table:style-name="Tabela77.A1" office:value-type="string">
                  <text:p text:style-name="P135">ROUTE</text:p>
                </table:table-cell>
                <table:table-cell table:style-name="Tabela77.B1" office:value-type="string">
                  <text:p text:style-name="P100">/checkout/ID/000000006</text:p>
                </table:table-cell>
              </table:table-row>
            </table:table>
            <text:p text:style-name="P145"/>
          </table:table-cell>
        </table:table-row>
      </table:table>
      <text:p text:style-name="P98"/>
      <text:p text:style-name="P209"/>
      <text:p text:style-name="P194"><text:span text:style-name="T15">METHOD: </text:span><text:span text:style-name="T19">PUT</text:span></text:p>
      <text:p text:style-name="P207"/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56"><text:span text:style-name="T1">*</text:span> <text:s/>Revisa as informações da compra</text:p>
          </table:table-cell>
        </table:table-row>
        <table:table-row>
          <table:table-cell table:style-name="Tabela22.A2" office:value-type="string">
            <table:table table:name="Tabela23" table:style-name="Tabela23">
              <table:table-column table:style-name="Tabela23.A"/>
              <table:table-column table:style-name="Tabela23.B"/>
              <table:table-row>
                <table:table-cell table:style-name="Tabela23.A1" office:value-type="string">
                  <text:p text:style-name="P134">ROUTE</text:p>
                </table:table-cell>
                <table:table-cell table:style-name="Tabela23.B1" office:value-type="string">
                  <text:p text:style-name="P71">/checkout/ID/000000006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195"><text:span text:style-name="T15">METHOD: </text:span><text:span text:style-name="T16">POST</text:span></text:p>
      <text:p text:style-name="P210"/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0"><text:span text:style-name="T2">* </text:span><text:span text:style-name="T58"><text:s/>Indica o endereço usado no checkou</text:span>t</text:p>
          </table:table-cell>
        </table:table-row>
        <table:table-row>
          <table:table-cell table:style-name="Tabela24.A2" office:value-type="string">
            <table:table table:name="Tabela25" table:style-name="Tabela25">
              <table:table-column table:style-name="Tabela25.A"/>
              <table:table-column table:style-name="Tabela25.B"/>
              <table:table-row>
                <table:table-cell table:style-name="Tabela25.A1" office:value-type="string">
                  <text:p text:style-name="P108">ROUTE</text:p>
                </table:table-cell>
                <table:table-cell table:style-name="Tabela25.B1" office:value-type="string">
                  <text:p text:style-name="P11">/checkout</text:p>
                </table:table-cell>
              </table:table-row>
            </table:table>
            <text:p text:style-name="P103"/>
          </table:table-cell>
        </table:table-row>
        <table:table-row table:style-name="Tabela24.3">
          <table:table-cell table:style-name="Tabela24.A2" office:value-type="string">
            <table:table table:name="Tabela26" table:style-name="Tabela26">
              <table:table-column table:style-name="Tabela26.A"/>
              <table:table-column table:style-name="Tabela26.B"/>
              <table:table-row>
                <table:table-cell table:style-name="Tabela26.A1" office:value-type="string">
                  <text:p text:style-name="P108">BODY</text:p>
                </table:table-cell>
                <table:table-cell table:style-name="Tabela26.B1" office:value-type="string">
                  <text:p text:style-name="P72"><text:tab/>{</text:p>
                  <text:p text:style-name="P72"><text:tab/><text:tab/>"quote_id": "000000006"</text:p>
                  <text:p text:style-name="P11"><text:tab/>}</text:p>
                </table:table-cell>
              </table:table-row>
            </table:table>
            <text:p text:style-name="P103"/>
          </table:table-cell>
        </table:table-row>
      </table:table>
      <text:p text:style-name="P195"/>
      <text:p text:style-name="P3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158"><text:span text:style-name="T20">CONTROLLER: </text:span><text:span text:style-name="T30">COUPON</text:span></text:p>
      <text:p text:style-name="P214"/>
      <text:p text:style-name="P170"><text:span text:style-name="T29">METHOD: </text:span><text:span text:style-name="T31">POST</text:span></text:p>
      <text:p text:style-name="P211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57"><text:span text:style-name="T1"><text:s/>*</text:span> Inclui cupom de desconto</text:p>
          </table:table-cell>
        </table:table-row>
        <table:table-row>
          <table:table-cell table:style-name="Tabela27.A2" office:value-type="string">
            <table:table table:name="Tabela28" table:style-name="Tabela28">
              <table:table-column table:style-name="Tabela28.A"/>
              <table:table-column table:style-name="Tabela28.B"/>
              <table:table-row>
                <table:table-cell table:style-name="Tabela28.A1" office:value-type="string">
                  <text:p text:style-name="P136">ROUTE</text:p>
                </table:table-cell>
                <table:table-cell table:style-name="Tabela28.B1" office:value-type="string">
                  <text:p text:style-name="P73">/coupon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27.A2" office:value-type="string">
            <table:table table:name="Tabela29" table:style-name="Tabela29">
              <table:table-column table:style-name="Tabela29.A"/>
              <table:table-column table:style-name="Tabela29.B"/>
              <table:table-row>
                <table:table-cell table:style-name="Tabela29.A1" office:value-type="string">
                  <text:p text:style-name="P136">BODY</text:p>
                </table:table-cell>
                <table:table-cell table:style-name="Tabela29.B1" office:value-type="string">
                  <text:p text:style-name="P74"><text:tab/>{</text:p>
                  <text:p text:style-name="P74"><text:tab/><text:tab/>"coupon": "123456",</text:p>
                  <text:p text:style-name="P74"><text:soft-page-break/><text:tab/><text:tab/>"quote_id": 1</text:p>
                  <text:p text:style-name="P74"><text:tab/>}</text:p>
                </table:table-cell>
              </table:table-row>
            </table:table>
            <text:p text:style-name="P144"/>
          </table:table-cell>
        </table:table-row>
      </table:table>
      <text:p text:style-name="Standard"/>
      <text:p text:style-name="P196"><text:span text:style-name="T15">METHOD: </text:span><text:span text:style-name="T17">DELETE</text:span></text:p>
      <text:p text:style-name="P216"/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36"><text:s/><text:span text:style-name="T1">* </text:span>Deleta o cupom de desconto</text:p>
          </table:table-cell>
        </table:table-row>
        <table:table-row>
          <table:table-cell table:style-name="Tabela30.A2" office:value-type="string">
            <table:table table:name="Tabela31" table:style-name="Tabela31">
              <table:table-column table:style-name="Tabela31.A"/>
              <table:table-column table:style-name="Tabela31.B"/>
              <table:table-row>
                <table:table-cell table:style-name="Tabela31.A1" office:value-type="string">
                  <text:p text:style-name="P109">ROUTE</text:p>
                </table:table-cell>
                <table:table-cell table:style-name="Tabela31.B1" office:value-type="string">
                  <text:p text:style-name="P12">/coupon</text:p>
                </table:table-cell>
              </table:table-row>
            </table:table>
            <text:p text:style-name="P103"/>
          </table:table-cell>
        </table:table-row>
        <table:table-row>
          <table:table-cell table:style-name="Tabela30.A2" office:value-type="string">
            <table:table table:name="Tabela32" table:style-name="Tabela32">
              <table:table-column table:style-name="Tabela32.A"/>
              <table:table-column table:style-name="Tabela32.B"/>
              <table:table-row>
                <table:table-cell table:style-name="Tabela32.A1" office:value-type="string">
                  <text:p text:style-name="P110">BODY</text:p>
                </table:table-cell>
                <table:table-cell table:style-name="Tabela32.B1" office:value-type="string">
                  <text:p text:style-name="P75"><text:tab/>{</text:p>
                  <text:p text:style-name="P75"><text:tab/><text:tab/>"quote_id": 1</text:p>
                  <text:p text:style-name="P13"><text:tab/>}</text:p>
                </table:table-cell>
              </table:table-row>
            </table:table>
            <text:p text:style-name="P103"/>
          </table:table-cell>
        </table:table-row>
      </table:table>
      <text:p text:style-name="P216"/>
      <text:p text:style-name="P213"/>
      <text:p text:style-name="P159"><text:span text:style-name="T20">CONTROLLER: </text:span><text:span text:style-name="T33">CROSSOVER</text:span></text:p>
      <text:p text:style-name="P215"/>
      <text:p text:style-name="P171"><text:span text:style-name="T29">METHOD: </text:span><text:span text:style-name="T32">POST</text:span></text:p>
      <text:p text:style-name="P215"/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37"><text:s/><text:span text:style-name="T1">*</text:span> Crossover Store</text:p>
          </table:table-cell>
        </table:table-row>
        <table:table-row>
          <table:table-cell table:style-name="Tabela33.A2" office:value-type="string">
            <table:table table:name="Tabela34" table:style-name="Tabela34">
              <table:table-column table:style-name="Tabela34.A"/>
              <table:table-column table:style-name="Tabela34.B"/>
              <table:table-row>
                <table:table-cell table:style-name="Tabela34.A1" office:value-type="string">
                  <text:p text:style-name="P111">ROUTE</text:p>
                </table:table-cell>
                <table:table-cell table:style-name="Tabela34.B1" office:value-type="string">
                  <text:p text:style-name="P14">/crossover/STORE/1</text:p>
                </table:table-cell>
              </table:table-row>
            </table:table>
            <text:p text:style-name="P104"/>
          </table:table-cell>
        </table:table-row>
        <table:table-row>
          <table:table-cell table:style-name="Tabela33.A2" office:value-type="string">
            <table:table table:name="Tabela35" table:style-name="Tabela35">
              <table:table-column table:style-name="Tabela35.A"/>
              <table:table-column table:style-name="Tabela35.B"/>
              <table:table-row>
                <table:table-cell table:style-name="Tabela35.A1" office:value-type="string">
                  <text:p text:style-name="P111">BODY</text:p>
                </table:table-cell>
                <table:table-cell table:style-name="Tabela35.B1" office:value-type="string">
                  <text:p text:style-name="P76"><text:tab/>{</text:p>
                  <text:p text:style-name="P76"><text:tab/><text:tab/>"client": {</text:p>
                  <text:p text:style-name="P76"><text:tab/><text:tab/><text:tab/>"name": "Everton Bresqui",</text:p>
                  <text:p text:style-name="P76"><text:tab/><text:tab/><text:tab/>"mail": "everton_bresqui@hotmail.com",</text:p>
                  <text:p text:style-name="P76"><text:tab/><text:tab/><text:tab/>"cpf": "45094431889",</text:p>
                  <text:p text:style-name="P76"><text:tab/><text:tab/><text:tab/>"cellphone": "9999999999"</text:p>
                  <text:p text:style-name="P76"><text:tab/><text:tab/>},</text:p>
                  <text:p text:style-name="P76"><text:tab/><text:tab/>"address": {</text:p>
                  <text:p text:style-name="P76"><text:tab/><text:tab/><text:tab/>"zip": "19300000",</text:p>
                  <text:p text:style-name="P76"><text:tab/><text:tab/><text:tab/>"city": "Presidente Bernardes",</text:p>
                  <text:p text:style-name="P76"><text:tab/><text:tab/><text:tab/>"public_place": "teste",</text:p>
                  <text:p text:style-name="P76"><text:tab/><text:tab/><text:tab/>"complement": "aaa",</text:p>
                  <text:p text:style-name="P76"><text:tab/><text:tab/><text:tab/>"number": 71,</text:p>
                  <text:p text:style-name="P76"><text:tab/><text:tab/><text:tab/>"neighborhood": "aaaaaaa",</text:p>
                  <text:p text:style-name="P76"><text:tab/><text:tab/><text:tab/>"uf": "SP"</text:p>
                  <text:p text:style-name="P76"><text:tab/><text:tab/>},</text:p>
                  <text:p text:style-name="P76"><text:tab/><text:tab/>"url": "teste"</text:p>
                  <text:p text:style-name="P31"><text:tab/>}</text:p>
                </table:table-cell>
              </table:table-row>
            </table:table>
            <text:p text:style-name="P104"/>
          </table:table-cell>
        </table:table-row>
      </table:table>
      <text:p text:style-name="P215"/>
      <text:p text:style-name="Standard"/>
      <text:p text:style-name="P160"><text:span text:style-name="T20">CONTROLLER: </text:span><text:span text:style-name="T34">CUSTOMER</text:span></text:p>
      <text:p text:style-name="P217"/>
      <text:p text:style-name="P172"><text:span text:style-name="T29">METHOD: </text:span><text:span text:style-name="T35">GET</text:span></text:p>
      <text:p text:style-name="P217"/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46"><text:span text:style-name="T1"><text:s/>*</text:span> Obtem o cliente </text:p>
          </table:table-cell>
        </table:table-row>
        <table:table-row>
          <table:table-cell table:style-name="Tabela36.A2" office:value-type="string">
            <table:table table:name="Tabela37" table:style-name="Tabela37">
              <table:table-column table:style-name="Tabela37.A"/>
              <table:table-column table:style-name="Tabela37.B"/>
              <table:table-row>
                <table:table-cell table:style-name="Tabela37.A1" office:value-type="string">
                  <text:p text:style-name="P112">ROUTE</text:p>
                </table:table-cell>
                <table:table-cell table:style-name="Tabela37.B1" office:value-type="string">
                  <text:p text:style-name="P15">/customer/ID/1</text:p>
                </table:table-cell>
              </table:table-row>
            </table:table>
            <text:p text:style-name="P104"/>
          </table:table-cell>
        </table:table-row>
      </table:table>
      <text:p text:style-name="P217"/>
      <text:p text:style-name="P173"><text:soft-page-break/><text:span text:style-name="T29">METHOD: </text:span><text:span text:style-name="T36">POST</text:span></text:p>
      <text:p text:style-name="P218"/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38"><text:span text:style-name="T1">* </text:span>Assinatura de Newsletter <text:span text:style-name="T69">e cria cliente</text:span></text:p>
          </table:table-cell>
        </table:table-row>
        <table:table-row>
          <table:table-cell table:style-name="Tabela38.A2" office:value-type="string">
            <table:table table:name="Tabela39" table:style-name="Tabela39">
              <table:table-column table:style-name="Tabela39.A"/>
              <table:table-column table:style-name="Tabela39.B"/>
              <table:table-row>
                <table:table-cell table:style-name="Tabela39.A1" office:value-type="string">
                  <text:p text:style-name="P113">ROUTE</text:p>
                </table:table-cell>
                <table:table-cell table:style-name="Tabela39.B1" office:value-type="string">
                  <text:p text:style-name="P16">/customer</text:p>
                </table:table-cell>
              </table:table-row>
            </table:table>
            <text:p text:style-name="P103"/>
          </table:table-cell>
        </table:table-row>
        <table:table-row>
          <table:table-cell table:style-name="Tabela38.A2" office:value-type="string">
            <table:table table:name="Tabela40" table:style-name="Tabela40">
              <table:table-column table:style-name="Tabela40.A"/>
              <table:table-column table:style-name="Tabela40.B"/>
              <table:table-row>
                <table:table-cell table:style-name="Tabela40.A1" office:value-type="string">
                  <text:p text:style-name="P114">BODY</text:p>
                </table:table-cell>
                <table:table-cell table:style-name="Tabela40.B1" office:value-type="string">
                  <text:p text:style-name="P95">//<text:span text:style-name="T64">Cria uma nova conta de customer</text:span></text:p>
                  <text:p text:style-name="P95">{</text:p>
                  <text:p text:style-name="P95"><text:tab/>"param": 1,</text:p>
                  <text:p text:style-name="P95"><text:tab/>"email": "teste22@hotmail.com", </text:p>
                  <text:p text:style-name="P95"><text:tab/>"firstname":"aaaaaaa",</text:p>
                  <text:p text:style-name="P95"><text:tab/>"lastname": "bbbbbbb",</text:p>
                  <text:p text:style-name="P95"><text:tab/>"taxvat": "45094431889",</text:p>
                  <text:p text:style-name="P95"><text:tab/>"group_id": 1,</text:p>
                  <text:p text:style-name="P95"><text:tab/>"is_active": 1</text:p>
                  <text:p text:style-name="P95">}<text:tab/></text:p>
                  <text:p text:style-name="P95">//Assinatura de Newsletter</text:p>
                  <text:p text:style-name="P95">{</text:p>
                  <text:p text:style-name="P96"><text:s text:c="12"/>"param": <text:span text:style-name="T65">2</text:span>,</text:p>
                  <text:p text:style-name="P77"><text:tab/>"entity_id": 1,</text:p>
                  <text:p text:style-name="P77"><text:tab/>"email": "everton_bresqui@hotmail.com"</text:p>
                  <text:p text:style-name="P17">}</text:p>
                </table:table-cell>
              </table:table-row>
              <table:table-row>
                <table:table-cell table:style-name="Tabela40.A2" office:value-type="string">
                  <text:p text:style-name="P114"/>
                </table:table-cell>
                <table:table-cell table:style-name="Tabela40.B2" office:value-type="string">
                  <text:p text:style-name="P95"/>
                </table:table-cell>
              </table:table-row>
            </table:table>
            <text:p text:style-name="P103"/>
          </table:table-cell>
        </table:table-row>
      </table:table>
      <text:p text:style-name="P218"/>
      <text:p text:style-name="P174"><text:span text:style-name="T29">METHOD: </text:span><text:span text:style-name="T37">PUT</text:span></text:p>
      <text:p text:style-name="P219"/>
      <table:table table:name="Tabela41" table:style-name="Tabela41">
        <table:table-column table:style-name="Tabela41.A"/>
        <table:table-row>
          <table:table-cell table:style-name="Tabela41.A1" office:value-type="string">
            <text:p text:style-name="P39"><text:span text:style-name="T1"><text:s/>*</text:span> Atualiza os dados do cadastro</text:p>
          </table:table-cell>
        </table:table-row>
        <table:table-row>
          <table:table-cell table:style-name="Tabela41.A2" office:value-type="string">
            <table:table table:name="Tabela42" table:style-name="Tabela42">
              <table:table-column table:style-name="Tabela42.A"/>
              <table:table-column table:style-name="Tabela42.B"/>
              <table:table-row>
                <table:table-cell table:style-name="Tabela42.A1" office:value-type="string">
                  <text:p text:style-name="P115">ROUTE</text:p>
                </table:table-cell>
                <table:table-cell table:style-name="Tabela42.B1" office:value-type="string">
                  <text:p text:style-name="P18">/customer</text:p>
                </table:table-cell>
              </table:table-row>
            </table:table>
            <text:p text:style-name="P103"/>
          </table:table-cell>
        </table:table-row>
        <table:table-row>
          <table:table-cell table:style-name="Tabela41.A2" office:value-type="string">
            <table:table table:name="Tabela43" table:style-name="Tabela43">
              <table:table-column table:style-name="Tabela43.A"/>
              <table:table-column table:style-name="Tabela43.B"/>
              <table:table-row>
                <table:table-cell table:style-name="Tabela43.A1" office:value-type="string">
                  <text:p text:style-name="P115">BODY</text:p>
                </table:table-cell>
                <table:table-cell table:style-name="Tabela43.B1" office:value-type="string">
                  <text:p text:style-name="P78"><text:tab/>//verifica se o email é existente na base de dados e retorna os dados do cliente</text:p>
                  <text:p text:style-name="P78"><text:tab/>{</text:p>
                  <text:p text:style-name="P78"><text:tab/><text:tab/>"email": "everton_bresqui@hotmail.com",</text:p>
                  <text:p text:style-name="P78"><text:tab/><text:tab/>"checkuser": "1"</text:p>
                  <text:p text:style-name="P78"><text:tab/>}</text:p>
                  <text:p text:style-name="P78"><text:tab/>//edita os dados do cadastro do cliente, pode ser informado firstname, email, etc ..</text:p>
                  <text:p text:style-name="P78"><text:tab/>{</text:p>
                  <text:p text:style-name="P78"><text:tab/><text:tab/>"entity_id": 1,</text:p>
                  <text:p text:style-name="P78"><text:tab/><text:tab/>"password_hash": "156465hjagjhag",</text:p>
                  <text:p text:style-name="P78"><text:tab/><text:tab/>"editpassword": "1"</text:p>
                  <text:p text:style-name="P19"><text:tab/>}</text:p>
                </table:table-cell>
              </table:table-row>
            </table:table>
            <text:p text:style-name="P103"/>
          </table:table-cell>
        </table:table-row>
      </table:table>
      <text:p text:style-name="P219"/>
      <text:p text:style-name="P2"><text:s/></text:p>
      <text:p text:style-name="P161"><text:span text:style-name="T20">CONTROLLER: </text:span><text:span text:style-name="T38">FRETE</text:span></text:p>
      <text:p text:style-name="P220"/>
      <text:p text:style-name="P175"><text:span text:style-name="T29">METHOD: </text:span><text:span text:style-name="T39">GET</text:span></text:p>
      <text:p text:style-name="P221"/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P40"><text:s/><text:span text:style-name="T1">*</text:span> Obtem a url de banners </text:p>
          </table:table-cell>
        </table:table-row>
        <table:table-row>
          <table:table-cell table:style-name="Tabela44.A2" office:value-type="string">
            <table:table table:name="Tabela45" table:style-name="Tabela45">
              <table:table-column table:style-name="Tabela45.A"/>
              <table:table-column table:style-name="Tabela45.B"/>
              <table:table-row>
                <table:table-cell table:style-name="Tabela45.A1" office:value-type="string">
                  <text:p text:style-name="P116">ROUTE</text:p>
                </table:table-cell>
                <table:table-cell table:style-name="Tabela45.B1" office:value-type="string">
                  <text:p text:style-name="P20">/frete</text:p>
                </table:table-cell>
              </table:table-row>
            </table:table>
            <text:p text:style-name="P103"/>
          </table:table-cell>
        </table:table-row>
      </table:table>
      <text:p text:style-name="P221"/>
      <text:p text:style-name="P221"><text:soft-page-break/></text:p>
      <text:p text:style-name="P221"/>
      <text:p text:style-name="P221"/>
      <text:p text:style-name="P221"/>
      <text:p text:style-name="P176"><text:span text:style-name="T29">METHOD: </text:span><text:span text:style-name="T40">POST</text:span></text:p>
      <text:p text:style-name="P222"/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41"><text:span text:style-name="T1">* </text:span>Obtem os valores dos métodos de envio</text:p>
          </table:table-cell>
        </table:table-row>
        <table:table-row>
          <table:table-cell table:style-name="Tabela46.A2" office:value-type="string">
            <table:table table:name="Tabela47" table:style-name="Tabela47">
              <table:table-column table:style-name="Tabela47.A"/>
              <table:table-column table:style-name="Tabela47.B"/>
              <table:table-row>
                <table:table-cell table:style-name="Tabela47.A1" office:value-type="string">
                  <text:p text:style-name="P117">ROUTE</text:p>
                </table:table-cell>
                <table:table-cell table:style-name="Tabela47.B1" office:value-type="string">
                  <text:p text:style-name="P21">/frete</text:p>
                </table:table-cell>
              </table:table-row>
            </table:table>
            <text:p text:style-name="P103"/>
          </table:table-cell>
        </table:table-row>
        <table:table-row>
          <table:table-cell table:style-name="Tabela46.A2" office:value-type="string">
            <table:table table:name="Tabela48" table:style-name="Tabela48">
              <table:table-column table:style-name="Tabela48.A"/>
              <table:table-column table:style-name="Tabela48.B"/>
              <table:table-row>
                <table:table-cell table:style-name="Tabela48.A1" office:value-type="string">
                  <text:p text:style-name="P118">BODY</text:p>
                </table:table-cell>
                <table:table-cell table:style-name="Tabela48.B1" office:value-type="string">
                  <text:p text:style-name="P79"><text:tab/>{</text:p>
                  <text:p text:style-name="P79"><text:tab/><text:tab/>"cep": "19300000",</text:p>
                  <text:p text:style-name="P79"><text:tab/><text:tab/>"product_id": 1</text:p>
                  <text:p text:style-name="P22"><text:tab/>}</text:p>
                </table:table-cell>
              </table:table-row>
            </table:table>
            <text:p text:style-name="P103"/>
          </table:table-cell>
        </table:table-row>
      </table:table>
      <text:p text:style-name="P222"/>
      <text:p text:style-name="Standard"/>
      <text:p text:style-name="P162"><text:span text:style-name="T20">CONTROLLER: </text:span><text:span text:style-name="T41">HISTORY</text:span></text:p>
      <text:p text:style-name="P223"/>
      <text:p text:style-name="P177"><text:span text:style-name="T29">METHOD: </text:span><text:span text:style-name="T42">GET</text:span></text:p>
      <text:p text:style-name="P224"/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42"><text:span text:style-name="T1">*</text:span> Obtem a url de banners </text:p>
          </table:table-cell>
        </table:table-row>
        <table:table-row>
          <table:table-cell table:style-name="Tabela49.A2" office:value-type="string">
            <table:table table:name="Tabela50" table:style-name="Tabela50">
              <table:table-column table:style-name="Tabela50.A"/>
              <table:table-column table:style-name="Tabela50.B"/>
              <table:table-row>
                <table:table-cell table:style-name="Tabela50.A1" office:value-type="string">
                  <text:p text:style-name="P119">ROUTE</text:p>
                </table:table-cell>
                <table:table-cell table:style-name="Tabela50.B1" office:value-type="string">
                  <text:p text:style-name="P23">/history/ID/1</text:p>
                </table:table-cell>
              </table:table-row>
            </table:table>
            <text:p text:style-name="P103"/>
          </table:table-cell>
        </table:table-row>
      </table:table>
      <text:p text:style-name="P224"/>
      <text:p text:style-name="P224"/>
      <text:p text:style-name="P163"><text:span text:style-name="T42">CONTROLLER: </text:span><text:span text:style-name="T43">LOGIN</text:span></text:p>
      <text:p text:style-name="P228"/>
      <text:p text:style-name="P178"><text:span text:style-name="T29">METHOD: </text:span><text:span text:style-name="T42">GET</text:span></text:p>
      <text:p text:style-name="Standard"/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P58"><text:span text:style-name="T1">* </text:span>Envia o email para troca de senha</text:p>
          </table:table-cell>
        </table:table-row>
        <table:table-row>
          <table:table-cell table:style-name="Tabela51.A2" office:value-type="string">
            <table:table table:name="Tabela52" table:style-name="Tabela52">
              <table:table-column table:style-name="Tabela52.A"/>
              <table:table-column table:style-name="Tabela52.B"/>
              <table:table-row>
                <table:table-cell table:style-name="Tabela52.A1" office:value-type="string">
                  <text:p text:style-name="P137">ROUTE</text:p>
                </table:table-cell>
                <table:table-cell table:style-name="Tabela52.B1" office:value-type="string">
                  <text:p text:style-name="P80">/history/ID/1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187"><text:span text:style-name="T29">METHOD: </text:span><text:span text:style-name="T56">POST</text:span></text:p>
      <text:p text:style-name="P237"/>
      <table:table table:name="Tabela73" table:style-name="Tabela73">
        <table:table-column table:style-name="Tabela73.A"/>
        <table:table-row>
          <table:table-cell table:style-name="Tabela73.A1" office:value-type="string">
            <text:p text:style-name="P45"><text:span text:style-name="T1">* </text:span><text:span text:style-name="T68">Faz a autenticação</text:span></text:p>
          </table:table-cell>
        </table:table-row>
        <table:table-row>
          <table:table-cell table:style-name="Tabela73.A2" office:value-type="string">
            <table:table table:name="Tabela74" table:style-name="Tabela74">
              <table:table-column table:style-name="Tabela74.A"/>
              <table:table-column table:style-name="Tabela74.B"/>
              <table:table-row>
                <table:table-cell table:style-name="Tabela74.A1" office:value-type="string">
                  <text:p text:style-name="P125">ROUTE</text:p>
                </table:table-cell>
                <table:table-cell table:style-name="Tabela74.B1" office:value-type="string">
                  <text:p text:style-name="Standard">/login</text:p>
                </table:table-cell>
              </table:table-row>
            </table:table>
            <text:p text:style-name="P103"/>
          </table:table-cell>
        </table:table-row>
        <table:table-row>
          <table:table-cell table:style-name="Tabela73.A2" office:value-type="string">
            <table:table table:name="Tabela75" table:style-name="Tabela75">
              <table:table-column table:style-name="Tabela75.A"/>
              <table:table-column table:style-name="Tabela75.B"/>
              <table:table-row>
                <table:table-cell table:style-name="Tabela75.A1" office:value-type="string">
                  <text:p text:style-name="P125">BODY</text:p>
                </table:table-cell>
                <table:table-cell table:style-name="Tabela75.B1" office:value-type="string">
                  <text:p text:style-name="P103">{</text:p>
                  <text:p text:style-name="P103"><text:tab/>"login": "teste@hotmail.com",</text:p>
                  <text:p text:style-name="P103"><text:tab/>"password_hash": "ajlsdhasdlasdlds11556"(hash base_encode64)</text:p>
                  <text:p text:style-name="P103">}</text:p>
                </table:table-cell>
              </table:table-row>
            </table:table>
            <text:p text:style-name="P103"/>
          </table:table-cell>
        </table:table-row>
      </table:table>
      <text:p text:style-name="P237"/>
      <text:p text:style-name="P226"/>
      <text:p text:style-name="P164"><text:span text:style-name="T42">CONTROLLER: </text:span><text:span text:style-name="T44">ORDER</text:span></text:p>
      <text:p text:style-name="P229"/>
      <text:p text:style-name="P179"><text:span text:style-name="T29">METHOD: </text:span><text:span text:style-name="T42">GET</text:span></text:p>
      <text:p text:style-name="P225"/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P24"><text:span text:style-name="T1"><text:s/></text:span><text:span text:style-name="T2">*</text:span><text:span text:style-name="T58"> Envia o email para troca de senha</text:span></text:p>
          </table:table-cell>
        </table:table-row>
        <text:soft-page-break/>
        <table:table-row>
          <table:table-cell table:style-name="Tabela53.A2" office:value-type="string">
            <table:table table:name="Tabela54" table:style-name="Tabela54">
              <table:table-column table:style-name="Tabela54.A"/>
              <table:table-column table:style-name="Tabela54.B"/>
              <table:table-row>
                <table:table-cell table:style-name="Tabela54.A1" office:value-type="string">
                  <text:p text:style-name="P120">ROUTE</text:p>
                </table:table-cell>
                <table:table-cell table:style-name="Tabela54.B1" office:value-type="string">
                  <text:p text:style-name="P25">/order/ID/000000006</text:p>
                </table:table-cell>
              </table:table-row>
            </table:table>
            <text:p text:style-name="P103"/>
          </table:table-cell>
        </table:table-row>
      </table:table>
      <text:p text:style-name="P225"/>
      <text:p text:style-name="P225"/>
      <text:p text:style-name="P165"><text:span text:style-name="T42">CONTROLLER: </text:span><text:span text:style-name="T45">P</text:span><text:span text:style-name="T46">A</text:span><text:span text:style-name="T45">YMENT</text:span></text:p>
      <text:p text:style-name="P230"/>
      <text:p text:style-name="P180"><text:span text:style-name="T29">METHOD: </text:span><text:span text:style-name="T42">GET</text:span></text:p>
      <text:p text:style-name="Standard"/>
      <table:table table:name="Tabela55" table:style-name="Tabela55">
        <table:table-column table:style-name="Tabela55.A"/>
        <table:table-row>
          <table:table-cell table:style-name="Tabela55.A1" office:value-type="string">
            <text:p text:style-name="P59"><text:s/><text:span text:style-name="T1">* </text:span>Obtem os metodos de pagamento</text:p>
          </table:table-cell>
        </table:table-row>
        <table:table-row>
          <table:table-cell table:style-name="Tabela55.A2" office:value-type="string">
            <table:table table:name="Tabela56" table:style-name="Tabela56">
              <table:table-column table:style-name="Tabela56.A"/>
              <table:table-column table:style-name="Tabela56.B"/>
              <table:table-row>
                <table:table-cell table:style-name="Tabela56.A1" office:value-type="string">
                  <text:p text:style-name="P138">ROUTE</text:p>
                </table:table-cell>
                <table:table-cell table:style-name="Tabela56.B1" office:value-type="string">
                  <text:p text:style-name="P81">/payment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66"><text:span text:style-name="T42">CONTROLLER: </text:span><text:span text:style-name="T47">POPULAR</text:span></text:p>
      <text:p text:style-name="P231"/>
      <text:p text:style-name="P181"><text:span text:style-name="T29">METHOD: </text:span><text:span text:style-name="T48">POST</text:span></text:p>
      <text:p text:style-name="P232"/>
      <table:table table:name="Tabela57" table:style-name="Tabela57">
        <table:table-column table:style-name="Tabela57.A"/>
        <table:table-row>
          <table:table-cell table:style-name="Tabela57.A1" office:value-type="string">
            <text:p text:style-name="P43"><text:span text:style-name="T1">* </text:span>Popular </text:p>
          </table:table-cell>
        </table:table-row>
        <table:table-row>
          <table:table-cell table:style-name="Tabela57.A2" office:value-type="string">
            <table:table table:name="Tabela58" table:style-name="Tabela58">
              <table:table-column table:style-name="Tabela58.A"/>
              <table:table-column table:style-name="Tabela58.B"/>
              <table:table-row>
                <table:table-cell table:style-name="Tabela58.A1" office:value-type="string">
                  <text:p text:style-name="P121">ROUTE</text:p>
                </table:table-cell>
                <table:table-cell table:style-name="Tabela58.B1" office:value-type="string">
                  <text:p text:style-name="P32">/popular</text:p>
                </table:table-cell>
              </table:table-row>
            </table:table>
            <text:p text:style-name="P103"/>
          </table:table-cell>
        </table:table-row>
        <table:table-row>
          <table:table-cell table:style-name="Tabela57.A2" office:value-type="string">
            <table:table table:name="Tabela59" table:style-name="Tabela59">
              <table:table-column table:style-name="Tabela59.A"/>
              <table:table-column table:style-name="Tabela59.B"/>
              <table:table-row>
                <table:table-cell table:style-name="Tabela59.A1" office:value-type="string">
                  <text:p text:style-name="P122">BODY</text:p>
                </table:table-cell>
                <table:table-cell table:style-name="Tabela59.B1" office:value-type="string">
                  <text:p text:style-name="P83"><text:tab/>//<text:span text:style-name="T59">Obtem o produtos</text:span></text:p>
                  <text:p text:style-name="P83"><text:s text:c="11"/>{</text:p>
                  <text:p text:style-name="P82"><text:tab/><text:tab/>"qty": 2,</text:p>
                  <text:p text:style-name="P82"><text:tab/><text:tab/>"type": "products"</text:p>
                  <text:p text:style-name="P26"><text:tab/>}</text:p>
                  <text:p text:style-name="P26"><text:s text:c="12"/></text:p>
                  <text:p text:style-name="P26"><text:s text:c="12"/>//<text:span text:style-name="T60">Obtem as categorias</text:span></text:p>
                  <text:p text:style-name="P84"><text:tab/>{</text:p>
                  <text:p text:style-name="P84"><text:tab/><text:tab/>"qty": 2,</text:p>
                  <text:p text:style-name="P84"><text:tab/><text:tab/>"type": "categories"</text:p>
                  <text:p text:style-name="P27"><text:tab/>}</text:p>
                </table:table-cell>
              </table:table-row>
            </table:table>
            <text:p text:style-name="P103"/>
          </table:table-cell>
        </table:table-row>
      </table:table>
      <text:p text:style-name="P232"/>
      <text:p text:style-name="P227"/>
      <text:p text:style-name="P167"><text:span text:style-name="T42">CONTROLLER: </text:span><text:span text:style-name="T49">PRODUCT</text:span></text:p>
      <text:p text:style-name="P234"/>
      <text:p text:style-name="P234"/>
      <text:p text:style-name="P182"><text:span text:style-name="T29">METHOD: </text:span><text:span text:style-name="T50">GET</text:span></text:p>
      <text:p text:style-name="P233"/>
      <table:table table:name="Tabela60" table:style-name="Tabela60">
        <table:table-column table:style-name="Tabela60.A"/>
        <table:table-row>
          <table:table-cell table:style-name="Tabela60.A1" office:value-type="string">
            <text:p text:style-name="P60"><text:s/><text:span text:style-name="T1">*</text:span> Obtem <text:span text:style-name="T61">produto ou categoria</text:span></text:p>
          </table:table-cell>
        </table:table-row>
        <table:table-row>
          <table:table-cell table:style-name="Tabela60.A2" office:value-type="string">
            <table:table table:name="Tabela61" table:style-name="Tabela61">
              <table:table-column table:style-name="Tabela61.A"/>
              <table:table-column table:style-name="Tabela61.B"/>
              <table:table-row>
                <table:table-cell table:style-name="Tabela61.A1" office:value-type="string">
                  <text:p text:style-name="P139">ROUTE</text:p>
                </table:table-cell>
                <table:table-cell table:style-name="Tabela61.B1" office:value-type="string">
                  <text:p text:style-name="P85">//<text:span text:style-name="T62">Obtem o produto</text:span></text:p>
                  <text:p text:style-name="P85">/product/URL/skol-600ml</text:p>
                  <text:p text:style-name="P85"/>
                  <text:p text:style-name="P85">//<text:span text:style-name="T63">Obtem a categoria</text:span></text:p>
                  <text:p text:style-name="P86">/product/CAT/1</text:p>
                </table:table-cell>
              </table:table-row>
            </table:table>
            <text:p text:style-name="Table_20_Contents"/>
          </table:table-cell>
        </table:table-row>
      </table:table>
      <text:p text:style-name="P3"/>
      <text:p text:style-name="P168"><text:span text:style-name="T42">CONTROLLER: </text:span><text:span text:style-name="T51">REVIEW</text:span></text:p>
      <text:p text:style-name="P3"/>
      <text:p text:style-name="P183"><text:soft-page-break/><text:span text:style-name="T29">METHOD: </text:span><text:span text:style-name="T52">GET</text:span></text:p>
      <text:p text:style-name="Standard"/>
      <table:table table:name="Tabela62" table:style-name="Tabela62">
        <table:table-column table:style-name="Tabela62.A"/>
        <table:table-row>
          <table:table-cell table:style-name="Tabela62.A1" office:value-type="string">
            <text:p text:style-name="P61"><text:span text:style-name="T1"><text:s/>* </text:span>Obtem o Review</text:p>
          </table:table-cell>
        </table:table-row>
        <table:table-row>
          <table:table-cell table:style-name="Tabela62.A2" office:value-type="string">
            <table:table table:name="Tabela63" table:style-name="Tabela63">
              <table:table-column table:style-name="Tabela63.A"/>
              <table:table-column table:style-name="Tabela63.B"/>
              <table:table-row>
                <table:table-cell table:style-name="Tabela63.A1" office:value-type="string">
                  <text:p text:style-name="P140">ROUTE</text:p>
                </table:table-cell>
                <table:table-cell table:style-name="Tabela63.B1" office:value-type="string">
                  <text:p text:style-name="P87">/review/ID/1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P184"><text:span text:style-name="T29">METHOD: </text:span><text:span text:style-name="T53">POST</text:span></text:p>
      <text:p text:style-name="P235"/>
      <table:table table:name="Tabela64" table:style-name="Tabela64">
        <table:table-column table:style-name="Tabela64.A"/>
        <table:table-row>
          <table:table-cell table:style-name="Tabela64.A1" office:value-type="string">
            <text:p text:style-name="P44"><text:span text:style-name="T1">* </text:span>Grava o Review</text:p>
          </table:table-cell>
        </table:table-row>
        <table:table-row>
          <table:table-cell table:style-name="Tabela64.A2" office:value-type="string">
            <table:table table:name="Tabela65" table:style-name="Tabela65">
              <table:table-column table:style-name="Tabela65.A"/>
              <table:table-column table:style-name="Tabela65.B"/>
              <table:table-row>
                <table:table-cell table:style-name="Tabela65.A1" office:value-type="string">
                  <text:p text:style-name="P123">ROUTE</text:p>
                </table:table-cell>
                <table:table-cell table:style-name="Tabela65.B1" office:value-type="string">
                  <text:p text:style-name="P28">/review</text:p>
                </table:table-cell>
              </table:table-row>
            </table:table>
            <text:p text:style-name="P103"/>
          </table:table-cell>
        </table:table-row>
        <table:table-row>
          <table:table-cell table:style-name="Tabela64.A2" office:value-type="string">
            <table:table table:name="Tabela66" table:style-name="Tabela66">
              <table:table-column table:style-name="Tabela66.A"/>
              <table:table-column table:style-name="Tabela66.B"/>
              <table:table-row>
                <table:table-cell table:style-name="Tabela66.A1" office:value-type="string">
                  <text:p text:style-name="P124">BODY</text:p>
                </table:table-cell>
                <table:table-cell table:style-name="Tabela66.B1" office:value-type="string">
                  <text:p text:style-name="P88"><text:tab/>{</text:p>
                  <text:p text:style-name="P88"><text:tab/><text:tab/>"customer_id": 1,</text:p>
                  <text:p text:style-name="P88"><text:tab/><text:tab/>"product_id": 1,</text:p>
                  <text:p text:style-name="P88"><text:tab/><text:tab/>"title": "Lorem",</text:p>
                  <text:p text:style-name="P88"><text:tab/><text:tab/>"detail": "Lorem ipsum"</text:p>
                  <text:p text:style-name="P29"><text:tab/>}</text:p>
                </table:table-cell>
              </table:table-row>
            </table:table>
            <text:p text:style-name="P103"/>
          </table:table-cell>
        </table:table-row>
      </table:table>
      <text:p text:style-name="P235"/>
      <text:p text:style-name="P235"/>
      <text:p text:style-name="P169"><text:span text:style-name="T42">CONTROLLER: </text:span><text:span text:style-name="T54">SHIPPING</text:span></text:p>
      <text:p text:style-name="P236"/>
      <text:p text:style-name="P185"><text:span text:style-name="T29">METHOD: </text:span><text:span text:style-name="T53">POST</text:span></text:p>
      <text:p text:style-name="P236"/>
      <table:table table:name="Tabela67" table:style-name="Tabela67">
        <table:table-column table:style-name="Tabela67.A"/>
        <table:table-row>
          <table:table-cell table:style-name="Tabela67.A1" office:value-type="string">
            <text:p text:style-name="P62"><text:s/><text:span text:style-name="T1">* </text:span>Grava o Frete</text:p>
          </table:table-cell>
        </table:table-row>
        <table:table-row>
          <table:table-cell table:style-name="Tabela67.A2" office:value-type="string">
            <table:table table:name="Tabela68" table:style-name="Tabela68">
              <table:table-column table:style-name="Tabela68.A"/>
              <table:table-column table:style-name="Tabela68.B"/>
              <table:table-row>
                <table:table-cell table:style-name="Tabela68.A1" office:value-type="string">
                  <text:p text:style-name="P141">ROUTE</text:p>
                </table:table-cell>
                <table:table-cell table:style-name="Tabela68.B1" office:value-type="string">
                  <text:p text:style-name="P89">/shipping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67.A2" office:value-type="string">
            <table:table table:name="Tabela69" table:style-name="Tabela69">
              <table:table-column table:style-name="Tabela69.A"/>
              <table:table-column table:style-name="Tabela69.B"/>
              <table:table-row>
                <table:table-cell table:style-name="Tabela69.A1" office:value-type="string">
                  <text:p text:style-name="P142">BODY</text:p>
                </table:table-cell>
                <table:table-cell table:style-name="Tabela69.B1" office:value-type="string">
                  <text:p text:style-name="P90"><text:tab/>{</text:p>
                  <text:p text:style-name="P90"><text:tab/><text:tab/>"shipping_method": 29,</text:p>
                  <text:p text:style-name="P90"><text:tab/><text:tab/>"quote_id": 1,</text:p>
                  <text:p text:style-name="P90"><text:tab/><text:tab/>"address_id": 1,</text:p>
                  <text:p text:style-name="P90"><text:tab/><text:tab/>"postcode": "19300000",</text:p>
                  <text:p text:style-name="P90"><text:tab/><text:tab/>"country_id": "BR"</text:p>
                  <text:p text:style-name="P90"><text:tab/>}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186"><text:span text:style-name="T29">METHOD: </text:span><text:span text:style-name="T55">PUT</text:span></text:p>
      <text:p text:style-name="P4"/>
      <table:table table:name="Tabela70" table:style-name="Tabela70">
        <table:table-column table:style-name="Tabela70.A"/>
        <table:table-row>
          <table:table-cell table:style-name="Tabela70.A1" office:value-type="string">
            <text:p text:style-name="P92"><text:s/><text:span text:style-name="T2">*</text:span><text:span text:style-name="T58"> Altera o Frete</text:span></text:p>
          </table:table-cell>
        </table:table-row>
        <table:table-row>
          <table:table-cell table:style-name="Tabela70.A2" office:value-type="string">
            <table:table table:name="Tabela71" table:style-name="Tabela71">
              <table:table-column table:style-name="Tabela71.A"/>
              <table:table-column table:style-name="Tabela71.B"/>
              <table:table-row>
                <table:table-cell table:style-name="Tabela71.A1" office:value-type="string">
                  <text:p text:style-name="P143">ROUTE</text:p>
                </table:table-cell>
                <table:table-cell table:style-name="Tabela71.B1" office:value-type="string">
                  <text:p text:style-name="P93">/shipping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70.A2" office:value-type="string">
            <table:table table:name="Tabela72" table:style-name="Tabela72">
              <table:table-column table:style-name="Tabela72.A"/>
              <table:table-column table:style-name="Tabela72.B"/>
              <table:table-row>
                <table:table-cell table:style-name="Tabela72.A1" office:value-type="string">
                  <text:p text:style-name="P143">BODY</text:p>
                </table:table-cell>
                <table:table-cell table:style-name="Tabela72.B1" office:value-type="string">
                  <text:p text:style-name="P93"><text:tab/>{</text:p>
                  <text:p text:style-name="P93"><text:tab/><text:tab/>"shipping_method": 29,</text:p>
                  <text:p text:style-name="P93"><text:tab/><text:tab/>"quote_id": 1,</text:p>
                  <text:p text:style-name="P93"><text:tab/><text:tab/>"address_id": 1,</text:p>
                  <text:p text:style-name="P93"><text:tab/><text:tab/>"postcode": "19300000",</text:p>
                  <text:p text:style-name="P93"><text:tab/><text:tab/>"country_id": "BR"</text:p>
                  <text:p text:style-name="P93"><text:tab/>}</text:p>
                </table:table-cell>
              </table:table-row>
            </table:table>
            <text:p text:style-name="Table_20_Contents"/>
          </table:table-cell>
        </table:table-row>
      </table:table>
      <text:p text:style-name="P4"/>
      <text:p text:style-name="P9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Noto Sans CJK SC" style:font-family-asian="'Noto Sans CJK SC'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7:32:10.079534870</meta:creation-date>
    <dc:date>2020-07-27T11:22:05.394060823</dc:date>
    <meta:editing-duration>PT8H38M22S</meta:editing-duration>
    <meta:editing-cycles>190</meta:editing-cycles>
    <meta:generator>LibreOffice/6.0.7.3$Linux_X86_64 LibreOffice_project/00m0$Build-3</meta:generator>
    <meta:document-statistic meta:table-count="83" meta:image-count="0" meta:object-count="0" meta:page-count="10" meta:paragraph-count="323" meta:word-count="717" meta:character-count="5111" meta:non-whitespace-character-count="4367"/>
  </office:meta>
</office:document-meta>
</file>